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3.564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402cm" fo:min-width="1.532cm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1.402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/>
    </style:style>
    <style:style style:name="gr7" style:family="graphic" style:parent-style-name="standard">
      <style:graphic-properties draw:stroke="none" svg:stroke-color="#000000" draw:fill="none" draw:fill-color="#ffffff" fo:min-height="2.439cm"/>
    </style:style>
    <style:style style:name="gr8" style:family="graphic" style:parent-style-name="standard">
      <style:graphic-properties draw:stroke="none" svg:stroke-color="#000000" draw:fill="none" draw:fill-color="#ffffff" fo:min-height="1.655cm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 style:list-style-name="L1">
      <style:graphic-properties draw:textarea-horizontal-align="justify" draw:textarea-vertical-align="middle" draw:auto-grow-height="false" fo:min-height="1.274cm" fo:min-width="3.564cm"/>
    </style:style>
    <style:style style:name="gr11" style:family="graphic" style:parent-style-name="Default_5f_1">
      <style:graphic-properties draw:textarea-horizontal-align="justify" draw:textarea-vertical-align="middle" draw:auto-grow-height="false" fo:min-height="1.274cm" fo:min-width="3.564cm"/>
    </style:style>
    <style:style style:name="gr12" style:family="graphic" style:parent-style-name="Default_5f_1">
      <style:graphic-properties draw:textarea-horizontal-align="justify" draw:textarea-vertical-align="middle" draw:auto-grow-height="false" fo:min-height="1.402cm" fo:min-width="1.532cm"/>
    </style:style>
    <style:style style:name="gr13" style:family="graphic" style:parent-style-name="Object_20_without_20_fill_5f_1">
      <style:graphic-properties draw:marker-end="Arrow" draw:marker-end-width="0.3cm" draw:fill="none"/>
    </style:style>
    <style:style style:name="gr14" style:family="graphic" style:parent-style-name="Object_20_without_20_fill_5f_1">
      <style:graphic-properties draw:marker-end="Arrow" draw:marker-end-width="0.3cm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style:paragraph-properties fo:text-align="center"/>
      <style:text-properties fo:font-size="1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4" style:family="paragraph">
      <style:paragraph-properties fo:text-align="center"/>
      <style:text-properties fo:font-size="10pt"/>
    </style:style>
    <style:style style:name="P15" style:family="paragraph">
      <style:paragraph-properties fo:text-align="center"/>
      <style:text-properties fo:font-size="10pt" fo:font-weight="normal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normal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ain Loop" draw:style-name="dp1" draw:master-page-name="Default">
        <draw:custom-shape draw:style-name="gr1" draw:text-style-name="P1" xml:id="id1" draw:id="id1" draw:layer="layout" svg:width="4.064cm" svg:height="1.524cm" svg:x="0cm" svg:y="0cm">
          <text:p text:style-name="P1">Star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4.064cm" svg:height="1.524cm" svg:x="7.731cm" svg:y="0cm">
          <text:p text:style-name="P1">Initial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4.064cm" svg:height="1.524cm" svg:x="7.731cm" svg:y="2.667cm">
          <text:p text:style-name="P1"><text:span text:style-name="T1">Display Game</text:span></text:p>
          <text:p text:style-name="P1"><text:span text:style-name="T1">selectio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4.064cm" svg:y1="0.762cm" svg:x2="7.731cm" svg:y2="0.762cm" draw:start-shape="id1" draw:start-glue-point="1" draw:end-shape="id2" draw:end-glue-point="3" svg:d="M4064 762h3667" svg:viewBox="0 0 3668 1">
          <text:p/>
        </draw:connector>
        <draw:connector draw:style-name="gr2" draw:text-style-name="P3" draw:layer="layout" svg:x1="9.763cm" svg:y1="1.524cm" svg:x2="9.763cm" svg:y2="2.667cm" draw:start-shape="id2" draw:start-glue-point="2" draw:end-shape="id3" draw:end-glue-point="0" svg:d="M9763 1524v1143" svg:viewBox="0 0 1 1144">
          <text:p/>
        </draw:connector>
        <draw:custom-shape draw:style-name="gr3" draw:text-style-name="P2" xml:id="id4" draw:id="id4" draw:layer="layout" svg:width="4.064cm" svg:height="3.302cm" svg:x="7.731cm" svg:y="5.572cm">
          <text:p text:style-name="P1"><text:span text:style-name="T1">Was Concentration</text:span></text:p>
          <text:p text:style-name="P1"><text:span text:style-name="T1">select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9.763cm" svg:y1="4.191cm" svg:x2="9.763cm" svg:y2="5.572cm" draw:start-shape="id3" draw:start-glue-point="2" draw:end-shape="id4" draw:end-glue-point="4" svg:d="M9763 4191v1381" svg:viewBox="0 0 1 1382">
          <text:p/>
        </draw:connector>
        <draw:custom-shape draw:style-name="gr1" draw:text-style-name="P2" xml:id="id5" draw:id="id5" draw:layer="layout" svg:width="4.064cm" svg:height="1.524cm" svg:x="2.397cm" svg:y="9.382cm">
          <text:p text:style-name="P1"><text:span text:style-name="T1">Run Concentration</text:span></text:p>
          <text:p text:style-name="P1"><text:span text:style-name="T1">game 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7" draw:id="id7" draw:layer="layout" svg:width="4.064cm" svg:height="1.524cm" svg:x="12.817cm" svg:y="9.636cm">
          <text:p text:style-name="P1"><text:span text:style-name="T1">Run Simon Says</text:span></text:p>
          <text:p text:style-name="P1"><text:span text:style-name="T1">game lo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8" draw:id="id8" draw:layer="layout" svg:width="4.064cm" svg:height="3.302cm" svg:x="12.817cm" svg:y="11.922cm">
          <text:p text:style-name="P1"><text:span text:style-name="T2">Have Simon Says</text:span></text:p>
          <text:p text:style-name="P1"><text:span text:style-name="T2">game over conditions</text:span></text:p>
          <text:p text:style-name="P1"><text:span text:style-name="T2">been me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6" xml:id="id6" draw:id="id6" draw:layer="layout" svg:width="4.064cm" svg:height="3.302cm" svg:x="2.397cm" svg:y="11.922cm">
          <text:p text:style-name="P5"><text:span text:style-name="T2">Have Concentration</text:span></text:p>
          <text:p text:style-name="P5"><text:span text:style-name="T2">game over conditions</text:span></text:p>
          <text:p text:style-name="P1"><text:span text:style-name="T2">been me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4.429cm" svg:y1="10.906cm" svg:x2="4.429cm" svg:y2="11.922cm" draw:start-shape="id5" draw:start-glue-point="2" draw:end-shape="id6" draw:end-glue-point="4" svg:d="M4429 10906v1016" svg:viewBox="0 0 1 1017">
          <text:p/>
        </draw:connector>
        <draw:connector draw:style-name="gr2" draw:text-style-name="P3" draw:layer="layout" svg:x1="14.849cm" svg:y1="11.16cm" svg:x2="14.849cm" svg:y2="11.922cm" draw:start-shape="id7" draw:start-glue-point="2" draw:end-shape="id8" draw:end-glue-point="4" svg:d="M14849 11160v762" svg:viewBox="0 0 1 763">
          <text:p/>
        </draw:connector>
        <draw:connector draw:style-name="gr5" draw:text-style-name="P3" draw:layer="layout" svg:x1="2.397cm" svg:y1="13.573cm" svg:x2="2.397cm" svg:y2="10.144cm" draw:start-shape="id6" draw:start-glue-point="5" draw:end-shape="id5" draw:end-glue-point="3" svg:d="M2397 13573h-501v-3429h501" svg:viewBox="0 0 502 3430">
          <text:p text:style-name="P1">No</text:p>
        </draw:connector>
        <draw:connector draw:style-name="gr5" draw:text-style-name="P3" draw:layer="layout" svg:x1="16.881cm" svg:y1="13.573cm" svg:x2="16.881cm" svg:y2="10.398cm" draw:start-shape="id8" draw:start-glue-point="7" draw:end-shape="id7" draw:end-glue-point="1" svg:d="M16881 13573h502v-3175h-502" svg:viewBox="0 0 503 3176">
          <text:p text:style-name="P1">No</text:p>
        </draw:connector>
        <draw:custom-shape draw:style-name="gr1" draw:text-style-name="P2" xml:id="id10" draw:id="id10" draw:layer="layout" svg:width="4.064cm" svg:height="1.524cm" svg:x="12.817cm" svg:y="16.748cm">
          <text:p text:style-name="P1"><text:span text:style-name="T1">Display Simon Says</text:span></text:p>
          <text:p text:style-name="P1"><text:span text:style-name="T1">game over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9" draw:id="id9" draw:layer="layout" svg:width="4.064cm" svg:height="1.524cm" svg:x="2.397cm" svg:y="16.621cm">
          <text:p text:style-name="P1"><text:span text:style-name="T1">Display Concentration</text:span></text:p>
          <text:p text:style-name="P1"><text:span text:style-name="T1">game over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11" draw:id="id11" draw:layer="layout" svg:width="4.064cm" svg:height="3.302cm" svg:x="8.112cm" svg:y="19.304cm">
          <text:p text:style-name="P1"><text:span text:style-name="T1">Has the player 1</text:span></text:p>
          <text:p text:style-name="P1"><text:span text:style-name="T1">joystick been</text:span></text:p>
          <text:p text:style-name="P1"><text:span text:style-name="T1">pres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layout" svg:x1="4.429cm" svg:y1="15.224cm" svg:x2="4.429cm" svg:y2="16.621cm" draw:start-shape="id6" draw:start-glue-point="6" draw:end-shape="id9" draw:end-glue-point="0" svg:d="M4429 15224v1397" svg:viewBox="0 0 1 1398">
          <text:p text:style-name="P1">Yes</text:p>
        </draw:connector>
        <draw:connector draw:style-name="gr5" draw:text-style-name="P3" draw:layer="layout" svg:x1="14.849cm" svg:y1="15.224cm" svg:x2="14.849cm" svg:y2="16.748cm" draw:start-shape="id8" draw:start-glue-point="6" draw:end-shape="id10" draw:end-glue-point="0" svg:d="M14849 15224v1524" svg:viewBox="0 0 1 1525">
          <text:p text:style-name="P1">Yes</text:p>
        </draw:connector>
        <draw:connector draw:style-name="gr2" draw:text-style-name="P3" draw:layer="layout" svg:x1="4.429cm" svg:y1="18.145cm" svg:x2="10.144cm" svg:y2="19.304cm" draw:start-shape="id9" draw:start-glue-point="2" draw:end-shape="id11" draw:end-glue-point="4" svg:d="M4429 18145v580h5715v579" svg:viewBox="0 0 5716 1160">
          <text:p/>
        </draw:connector>
        <draw:connector draw:style-name="gr2" draw:text-style-name="P3" draw:layer="layout" svg:x1="14.849cm" svg:y1="18.272cm" svg:x2="10.144cm" svg:y2="19.304cm" draw:start-shape="id10" draw:start-glue-point="2" draw:end-shape="id11" draw:end-glue-point="4" svg:d="M14849 18272v516h-4705v516" svg:viewBox="0 0 4706 1033">
          <text:p/>
        </draw:connector>
        <draw:connector draw:style-name="gr5" draw:text-style-name="P8" draw:layer="layout" draw:line-skew="1.26cm -0.388cm" svg:x1="10.144cm" svg:y1="22.606cm" svg:x2="8.112cm" svg:y2="20.955cm" draw:start-shape="id11" draw:start-glue-point="6" draw:end-shape="id11" draw:end-glue-point="5" svg:d="M10144 22606v1762h-2921v-3413h889" svg:viewBox="0 0 2922 3414">
          <text:p text:style-name="P7">No</text:p>
        </draw:connector>
        <draw:connector draw:style-name="gr5" draw:text-style-name="P3" draw:layer="layout" draw:line-skew="6.61cm" svg:x1="12.176cm" svg:y1="20.955cm" svg:x2="11.795cm" svg:y2="0.762cm" draw:start-shape="id11" draw:start-glue-point="7" draw:end-shape="id2" draw:end-glue-point="1" svg:d="M12176 20955h7112v-20193h-7493" svg:viewBox="0 0 7494 20194">
          <text:p text:style-name="P1">Yes</text:p>
        </draw:connector>
        <draw:custom-shape draw:style-name="gr1" draw:text-style-name="P2" xml:id="id12" draw:id="id12" draw:layer="layout" svg:width="4.064cm" svg:height="1.524cm" svg:x="2.397cm" svg:y="6.461cm">
          <text:p text:style-name="P1"><text:span text:style-name="T1">Display Concentration</text:span></text:p>
          <text:p text:style-name="P1"><text:span text:style-name="T1">title screen and</text:span></text:p>
          <text:p text:style-name="P1"><text:span text:style-name="T1">Initialize the 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4.064cm" svg:height="1.524cm" svg:x="12.811cm" svg:y="6.461cm">
          <text:p text:style-name="P1"><text:span text:style-name="T1">Display Simon</text:span></text:p>
          <text:p text:style-name="P1"><text:span text:style-name="T1">Says title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4.429cm" svg:y1="7.985cm" svg:x2="4.429cm" svg:y2="9.382cm" draw:start-shape="id12" draw:start-glue-point="2" draw:end-shape="id5" draw:end-glue-point="0" svg:d="M4429 7985v1397" svg:viewBox="0 0 1 1398">
          <text:p/>
        </draw:connector>
        <draw:connector draw:style-name="gr6" draw:text-style-name="P3" draw:layer="layout" svg:x1="7.731cm" svg:y1="7.223cm" svg:x2="6.461cm" svg:y2="7.223cm" draw:start-shape="id4" draw:start-glue-point="5" draw:end-shape="id12" svg:d="M7731 7223h-1270" svg:viewBox="0 0 1271 1">
          <text:p/>
        </draw:connector>
        <draw:connector draw:style-name="gr6" draw:text-style-name="P3" draw:layer="layout" svg:x1="11.795cm" svg:y1="7.223cm" svg:x2="12.811cm" svg:y2="7.223cm" draw:start-shape="id4" draw:start-glue-point="7" draw:end-shape="id13" draw:end-glue-point="3" svg:d="M11795 7223h1016" svg:viewBox="0 0 1017 1">
          <text:p/>
        </draw:connector>
        <draw:connector draw:style-name="gr6" draw:text-style-name="P3" draw:layer="layout" svg:x1="14.843cm" svg:y1="7.985cm" svg:x2="14.849cm" svg:y2="9.636cm" draw:start-shape="id13" draw:start-glue-point="2" draw:end-shape="id7" draw:end-glue-point="0" svg:d="M14843 7985v826h6v825" svg:viewBox="0 0 7 1652">
          <text:p/>
        </draw:connector>
      </draw:page>
      <draw:page draw:name="Joystick Reading Process" draw:style-name="dp1" draw:master-page-name="Default">
        <draw:custom-shape draw:style-name="gr1" draw:text-style-name="P2" xml:id="id16" draw:id="id16" draw:layer="layout" svg:width="4.064cm" svg:height="1.524cm" svg:x="7.477cm" svg:y="7.484cm">
          <text:p text:style-name="P9"><text:span text:style-name="T1">Start a new analog</text:span></text:p>
          <text:p text:style-name="P9"><text:span text:style-name="T1">conver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xml:id="id14" draw:id="id14" draw:layer="layout" svg:width="4.064cm" svg:height="1.524cm" svg:x="4.429cm" svg:y="0.372cm">
          <text:p text:style-name="P10">Start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3.937cm" svg:height="2.689cm" svg:x="0.492cm" svg:y="0.365cm">
          <draw:text-box>
            <text:p text:style-name="P11">Main Code</text:p>
          </draw:text-box>
        </draw:frame>
        <draw:frame draw:style-name="gr8" draw:text-style-name="P12" draw:layer="layout" svg:width="4.699cm" svg:height="1.905cm" svg:x="0.873cm" svg:y="9.763cm">
          <draw:text-box>
            <text:p text:style-name="P11">Interrupt Code</text:p>
          </draw:text-box>
        </draw:frame>
        <draw:custom-shape draw:style-name="gr3" draw:text-style-name="P2" xml:id="id15" draw:id="id15" draw:layer="layout" svg:width="4.064cm" svg:height="3.302cm" svg:x="4.429cm" svg:y="3.039cm">
          <text:p text:style-name="P9"><text:span text:style-name="T1">Has an analog</text:span></text:p>
          <text:p text:style-name="P9"><text:span text:style-name="T1">conversion</text:span></text:p>
          <text:p text:style-name="P9"><text:span text:style-name="T1">finis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7" draw:id="id17" draw:layer="layout" svg:width="4.064cm" svg:height="1.524cm" svg:x="1.508cm" svg:y="7.484cm">
          <text:p text:style-name="P9"><text:span text:style-name="T1">Run other cod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6.461cm" svg:y1="1.896cm" svg:x2="6.461cm" svg:y2="3.039cm" draw:start-shape="id14" draw:start-glue-point="2" draw:end-shape="id15" draw:end-glue-point="4" svg:d="M6461 1896v1143" svg:viewBox="0 0 1 1144">
          <text:p/>
        </draw:connector>
        <draw:connector draw:style-name="gr9" draw:text-style-name="P3" draw:layer="layout" svg:x1="8.493cm" svg:y1="4.69cm" svg:x2="9.509cm" svg:y2="7.484cm" draw:start-shape="id15" draw:start-glue-point="7" draw:end-shape="id16" draw:end-glue-point="0" svg:d="M8493 4690h1016v2794" svg:viewBox="0 0 1017 2795">
          <text:p text:style-name="P1">Yes</text:p>
        </draw:connector>
        <draw:connector draw:style-name="gr9" draw:text-style-name="P3" draw:layer="layout" svg:x1="4.429cm" svg:y1="4.69cm" svg:x2="3.54cm" svg:y2="7.484cm" draw:start-shape="id15" draw:start-glue-point="5" draw:end-shape="id17" draw:end-glue-point="0" svg:d="M4429 4690h-889v2794" svg:viewBox="0 0 890 2795">
          <text:p text:style-name="P1">No</text:p>
        </draw:connector>
        <draw:connector draw:style-name="gr6" draw:text-style-name="P3" draw:layer="layout" draw:line-skew="0cm -0.007cm" svg:x1="3.54cm" svg:y1="9.008cm" svg:x2="6.461cm" svg:y2="3.039cm" draw:start-shape="id17" draw:start-glue-point="2" draw:end-shape="id15" draw:end-glue-point="4" svg:d="M3540 9008v501h-2540v-6971h5461v501" svg:viewBox="0 0 5462 6972">
          <text:p/>
        </draw:connector>
        <draw:connector draw:style-name="gr6" draw:text-style-name="P3" draw:layer="layout" svg:x1="7.477cm" svg:y1="8.246cm" svg:x2="5.572cm" svg:y2="8.246cm" draw:start-shape="id16" draw:start-glue-point="3" draw:end-shape="id17" draw:end-glue-point="1" svg:d="M7477 8246h-1905" svg:viewBox="0 0 1906 1">
          <text:p/>
        </draw:connector>
        <draw:custom-shape draw:style-name="gr1" draw:text-style-name="P2" xml:id="id27" draw:id="id27" draw:layer="layout" svg:width="4.064cm" svg:height="1.524cm" svg:x="1.381cm" svg:y="10.779cm">
          <text:p text:style-name="P9"><text:span text:style-name="T1">Analog to digital</text:span></text:p>
          <text:p text:style-name="P9"><text:span text:style-name="T1">conversion interrup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4.064cm" svg:height="1.524cm" svg:x="1.381cm" svg:y="13.446cm">
          <text:p text:style-name="P9"><text:span text:style-name="T1">Clear analog</text:span></text:p>
          <text:p text:style-name="P9"><text:span text:style-name="T1">Selection bi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8" draw:id="id18" draw:layer="layout" svg:width="4.064cm" svg:height="3.302cm" svg:x="6.969cm" svg:y="12.557cm">
          <text:p text:style-name="P9"><text:span text:style-name="T1">Was the last</text:span></text:p>
          <text:p text:style-name="P9"><text:span text:style-name="T1">conversion a</text:span></text:p>
          <text:p text:style-name="P9"><text:span text:style-name="T1">joystick x-axi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20" draw:id="id20" draw:layer="layout" svg:width="4.064cm" svg:height="3.302cm" svg:x="3.032cm" svg:y="18.272cm">
          <text:p text:style-name="P9"><text:span text:style-name="T1">Is it player 1’s</text:span></text:p>
          <text:p text:style-name="P9"><text:span text:style-name="T1">tur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1" draw:id="id21" draw:layer="layout" svg:width="4.064cm" svg:height="1.524cm" svg:x="0.746cm" svg:y="22.209cm">
          <text:p text:style-name="P9"><text:span text:style-name="T1">Start converting the</text:span></text:p>
          <text:p text:style-name="P9"><text:span text:style-name="T1">player 1 y-axis</text:span></text:p>
          <draw:enhanced-geometry svg:viewBox="0 0 21600 21600" draw:type="rectangle" draw:enhanced-path="M 0 0 L 21600 0 21600 21600 0 21600 0 0 Z N"/>
        </draw:custom-shape>
        <draw:custom-shape draw:style-name="gr1" draw:text-style-name="P13" xml:id="id22" draw:id="id22" draw:layer="layout" svg:width="4.064cm" svg:height="1.524cm" svg:x="5.699cm" svg:y="22.209cm">
          <text:p text:style-name="P13"><text:span text:style-name="T1">Start converting the</text:span></text:p>
          <text:p text:style-name="P10"><text:span text:style-name="T1">player 2 y-ax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.064cm" svg:height="1.524cm" svg:x="3.032cm" svg:y="16.113cm">
          <text:p text:style-name="P9"><text:span text:style-name="T1">Store the result in</text:span></text:p>
          <text:p text:style-name="P9"><text:span text:style-name="T1">the joystick x-axis</text:span></text:p>
          <text:p text:style-name="P9"><text:span text:style-name="T1">variable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9.001cm" svg:y1="15.859cm" svg:x2="7.096cm" svg:y2="16.875cm" draw:start-shape="id18" draw:start-glue-point="6" draw:end-shape="id19" draw:end-glue-point="1" svg:d="M9001 15859v1016h-1905" svg:viewBox="0 0 1906 1017">
          <text:p text:style-name="P1">Yes</text:p>
        </draw:connector>
        <draw:connector draw:style-name="gr6" draw:text-style-name="P3" draw:layer="layout" svg:x1="5.064cm" svg:y1="17.637cm" svg:x2="5.064cm" svg:y2="18.272cm" draw:start-shape="id19" draw:start-glue-point="2" draw:end-shape="id20" draw:end-glue-point="4" svg:d="M5064 17637v635" svg:viewBox="0 0 1 636">
          <text:p/>
        </draw:connector>
        <draw:connector draw:style-name="gr9" draw:text-style-name="P3" draw:layer="layout" svg:x1="3.032cm" svg:y1="19.923cm" svg:x2="2.778cm" svg:y2="22.209cm" draw:start-shape="id20" draw:start-glue-point="5" draw:end-shape="id21" draw:end-glue-point="0" svg:d="M3032 19923h-254v2286" svg:viewBox="0 0 255 2287">
          <text:p text:style-name="P1">Yes</text:p>
        </draw:connector>
        <draw:connector draw:style-name="gr9" draw:text-style-name="P3" draw:layer="layout" svg:x1="7.096cm" svg:y1="19.923cm" svg:x2="7.731cm" svg:y2="22.209cm" draw:start-shape="id20" draw:start-glue-point="7" draw:end-shape="id22" draw:end-glue-point="0" svg:d="M7096 19923h635v2286" svg:viewBox="0 0 636 2287">
          <text:p text:style-name="P1">No</text:p>
        </draw:connector>
        <draw:custom-shape draw:style-name="gr3" draw:text-style-name="P2" xml:id="id24" draw:id="id24" draw:layer="layout" svg:width="4.064cm" svg:height="3.302cm" svg:x="12.811cm" svg:y="18.272cm">
          <text:p text:style-name="P9"><text:span text:style-name="T1">Is it player 1’s</text:span></text:p>
          <text:p text:style-name="P9"><text:span text:style-name="T1">tur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25" draw:id="id25" draw:layer="layout" svg:width="4.064cm" svg:height="1.524cm" svg:x="10.525cm" svg:y="22.209cm">
          <text:p text:style-name="P9"><text:span text:style-name="T1">Start converting the</text:span></text:p>
          <text:p text:style-name="P9"><text:span text:style-name="T1">player 1 x-axis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26" draw:id="id26" draw:layer="layout" svg:width="4.064cm" svg:height="1.524cm" svg:x="15.478cm" svg:y="22.209cm">
          <text:p text:style-name="P13"><text:span text:style-name="T1">Start converting the</text:span></text:p>
          <text:p text:style-name="P10"><text:span text:style-name="T1">player 2 x-axi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4.064cm" svg:height="1.524cm" svg:x="12.811cm" svg:y="16.113cm">
          <text:p text:style-name="P9"><text:span text:style-name="T1">Store the result in</text:span></text:p>
          <text:p text:style-name="P9"><text:span text:style-name="T1">the joystick y-axis</text:span></text:p>
          <text:p text:style-name="P9"><text:span text:style-name="T1">variabl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4.843cm" svg:y1="17.637cm" svg:x2="14.843cm" svg:y2="18.272cm" draw:start-shape="id23" draw:start-glue-point="2" draw:end-shape="id24" draw:end-glue-point="4" svg:d="M14843 17637v635" svg:viewBox="0 0 1 636">
          <text:p/>
        </draw:connector>
        <draw:connector draw:style-name="gr9" draw:text-style-name="P3" draw:layer="layout" svg:x1="12.811cm" svg:y1="19.923cm" svg:x2="12.557cm" svg:y2="22.209cm" draw:start-shape="id24" draw:start-glue-point="5" draw:end-shape="id25" draw:end-glue-point="0" svg:d="M12811 19923h-254v2286" svg:viewBox="0 0 255 2287">
          <text:p text:style-name="P1">Yes</text:p>
        </draw:connector>
        <draw:connector draw:style-name="gr9" draw:text-style-name="P3" draw:layer="layout" svg:x1="16.875cm" svg:y1="19.923cm" svg:x2="17.51cm" svg:y2="22.209cm" draw:start-shape="id24" draw:start-glue-point="7" draw:end-shape="id26" draw:end-glue-point="0" svg:d="M16875 19923h635v2286" svg:viewBox="0 0 636 2287">
          <text:p text:style-name="P1">No</text:p>
        </draw:connector>
        <draw:connector draw:style-name="gr9" draw:text-style-name="P3" draw:layer="layout" svg:x1="11.033cm" svg:y1="14.208cm" svg:x2="14.843cm" svg:y2="16.113cm" draw:start-shape="id18" draw:start-glue-point="7" draw:end-shape="id23" draw:end-glue-point="0" svg:d="M11033 14208h3810v1905" svg:viewBox="0 0 3811 1906">
          <text:p text:style-name="P1">No</text:p>
        </draw:connector>
        <draw:connector draw:style-name="gr6" draw:text-style-name="P3" draw:layer="layout" svg:x1="3.413cm" svg:y1="12.303cm" svg:x2="3.413cm" svg:y2="13.446cm" draw:start-shape="id27" draw:start-glue-point="2" draw:end-shape="id28" draw:end-glue-point="0" svg:d="M3413 12303v1143" svg:viewBox="0 0 1 1144">
          <text:p/>
        </draw:connector>
        <draw:connector draw:style-name="gr6" draw:text-style-name="P3" draw:layer="layout" svg:x1="5.445cm" svg:y1="14.208cm" svg:x2="6.969cm" svg:y2="14.208cm" draw:start-shape="id28" draw:start-glue-point="1" draw:end-shape="id18" draw:end-glue-point="5" svg:d="M5445 14208h1524" svg:viewBox="0 0 1525 1">
          <text:p/>
        </draw:connector>
        <draw:custom-shape draw:style-name="gr1" draw:text-style-name="P2" xml:id="id29" draw:id="id29" draw:layer="layout" svg:width="4.064cm" svg:height="1.524cm" svg:x="8.112cm" svg:y="25.384cm">
          <text:p text:style-name="P9"><text:span text:style-name="T1">Return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.778cm" svg:y1="23.733cm" svg:x2="10.144cm" svg:y2="25.384cm" draw:start-shape="id21" draw:start-glue-point="2" draw:end-shape="id29" svg:d="M2778 23733v826h7366v825" svg:viewBox="0 0 7367 1652">
          <text:p/>
        </draw:connector>
        <draw:connector draw:style-name="gr6" draw:text-style-name="P3" draw:layer="layout" svg:x1="7.731cm" svg:y1="23.733cm" svg:x2="10.144cm" svg:y2="25.384cm" draw:start-shape="id22" draw:start-glue-point="2" draw:end-shape="id29" svg:d="M7731 23733v826h2413v825" svg:viewBox="0 0 2414 1652">
          <text:p/>
        </draw:connector>
        <draw:connector draw:style-name="gr6" draw:text-style-name="P3" draw:layer="layout" svg:x1="12.557cm" svg:y1="23.733cm" svg:x2="10.144cm" svg:y2="25.384cm" draw:start-shape="id25" draw:start-glue-point="2" draw:end-shape="id29" draw:end-glue-point="0" svg:d="M12557 23733v826h-2413v825" svg:viewBox="0 0 2414 1652">
          <text:p/>
        </draw:connector>
        <draw:connector draw:style-name="gr6" draw:text-style-name="P3" draw:layer="layout" svg:x1="17.51cm" svg:y1="23.733cm" svg:x2="10.144cm" svg:y2="25.384cm" draw:start-shape="id26" draw:start-glue-point="2" draw:end-shape="id29" draw:end-glue-point="0" svg:d="M17510 23733v826h-7366v825" svg:viewBox="0 0 7367 1652">
          <text:p/>
        </draw:connector>
      </draw:page>
      <draw:page draw:name="Background Timer" draw:style-name="dp1" draw:master-page-name="Default">
        <draw:custom-shape draw:style-name="gr1" draw:text-style-name="P10" xml:id="id33" draw:id="id33" draw:layer="layout" svg:width="4.064cm" svg:height="1.524cm" svg:x="7.35cm" svg:y="0.873cm">
          <text:p text:style-name="P10">Start</text:p>
          <draw:enhanced-geometry svg:viewBox="0 0 21600 21600" draw:type="rectangle" draw:enhanced-path="M 0 0 L 21600 0 21600 21600 0 21600 0 0 Z N"/>
        </draw:custom-shape>
        <draw:custom-shape draw:style-name="gr1" draw:text-style-name="P4" xml:id="id34" draw:id="id34" draw:layer="layout" svg:width="4.064cm" svg:height="1.524cm" svg:x="7.35cm" svg:y="3.54cm">
          <text:p text:style-name="P14"><text:span text:style-name="T2">Set the number of timer</text:span></text:p>
          <text:p text:style-name="P14"><text:span text:style-name="T2">loops and clear the event</text:span></text:p>
          <text:p text:style-name="P14"><text:span text:style-name="T2">enable vari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0" draw:id="id30" draw:layer="layout" svg:width="4.064cm" svg:height="3.302cm" svg:x="7.35cm" svg:y="6.207cm">
          <text:p text:style-name="P9"><text:span text:style-name="T1">Is the event enable</text:span></text:p>
          <text:p text:style-name="P9"><text:span text:style-name="T1">variable se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1" draw:id="id31" draw:layer="layout" svg:width="4.064cm" svg:height="1.524cm" svg:x="3.667cm" svg:y="9.763cm">
          <text:p text:style-name="P9"><text:span text:style-name="T1">Run other 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4.064cm" svg:height="1.524cm" svg:x="10.906cm" svg:y="9.763cm">
          <text:p text:style-name="P9"><text:span text:style-name="T1">Run the event</text:span>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3.937cm" svg:height="2.689cm" svg:x="2.016cm" svg:y="0.343cm">
          <draw:text-box>
            <text:p text:style-name="P11">Main Code</text:p>
          </draw:text-box>
        </draw:frame>
        <draw:frame draw:style-name="gr8" draw:text-style-name="P12" draw:layer="layout" svg:width="4.699cm" svg:height="1.905cm" svg:x="1.127cm" svg:y="12.557cm">
          <draw:text-box>
            <text:p text:style-name="P11">Interrupt Code</text:p>
          </draw:text-box>
        </draw:frame>
        <draw:custom-shape draw:style-name="gr1" draw:text-style-name="P2" xml:id="id35" draw:id="id35" draw:layer="layout" svg:width="4.064cm" svg:height="1.524cm" svg:x="1.762cm" svg:y="13.7cm">
          <text:p text:style-name="P9"><text:span text:style-name="T1">Timer 2 overflow</text:span></text:p>
          <text:p text:style-name="P9"><text:span text:style-name="T1">interrupt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7.35cm" svg:y1="7.858cm" svg:x2="5.699cm" svg:y2="9.763cm" draw:start-shape="id30" draw:start-glue-point="5" draw:end-shape="id31" draw:end-glue-point="0" svg:d="M7350 7858h-1651v1905" svg:viewBox="0 0 1652 1906">
          <text:p text:style-name="P1">No</text:p>
        </draw:connector>
        <draw:connector draw:style-name="gr9" draw:text-style-name="P3" draw:layer="layout" svg:x1="11.414cm" svg:y1="7.858cm" svg:x2="12.938cm" svg:y2="9.763cm" draw:start-shape="id30" draw:start-glue-point="7" draw:end-shape="id32" svg:d="M11414 7858h1524v1905" svg:viewBox="0 0 1525 1906">
          <text:p text:style-name="P1">Yes</text:p>
        </draw:connector>
        <draw:connector draw:style-name="gr6" draw:text-style-name="P3" draw:layer="layout" svg:x1="5.699cm" svg:y1="11.287cm" svg:x2="9.382cm" svg:y2="6.207cm" draw:start-shape="id31" draw:start-glue-point="2" draw:end-shape="id30" draw:end-glue-point="4" svg:d="M5699 11287v501h-2533v-6082h6216v501" svg:viewBox="0 0 6217 6083">
          <text:p/>
        </draw:connector>
        <draw:connector draw:style-name="gr6" draw:text-style-name="P3" draw:layer="layout" svg:x1="9.382cm" svg:y1="2.397cm" svg:x2="9.382cm" svg:y2="3.54cm" draw:start-shape="id33" draw:start-glue-point="2" draw:end-shape="id34" draw:end-glue-point="0" svg:d="M9382 2397v1143" svg:viewBox="0 0 1 1144">
          <text:p/>
        </draw:connector>
        <draw:connector draw:style-name="gr6" draw:text-style-name="P3" draw:layer="layout" svg:x1="9.382cm" svg:y1="5.064cm" svg:x2="9.382cm" svg:y2="6.207cm" draw:start-shape="id34" draw:start-glue-point="2" draw:end-shape="id30" draw:end-glue-point="4" svg:d="M9382 5064v1143" svg:viewBox="0 0 1 1144">
          <text:p/>
        </draw:connector>
        <draw:connector draw:style-name="gr6" draw:text-style-name="P3" draw:layer="layout" svg:x1="14.97cm" svg:y1="10.525cm" svg:x2="11.414cm" svg:y2="4.302cm" draw:start-shape="id32" draw:start-glue-point="1" draw:end-shape="id34" draw:end-glue-point="1" svg:d="M14970 10525h501v-6223h-4057" svg:viewBox="0 0 4058 6224">
          <text:p/>
        </draw:connector>
        <draw:custom-shape draw:style-name="gr1" draw:text-style-name="P2" xml:id="id36" draw:id="id36" draw:layer="layout" svg:width="4.064cm" svg:height="1.524cm" svg:x="1.762cm" svg:y="16.113cm">
          <text:p text:style-name="P9"><text:span text:style-name="T1">Decrement the</text:span></text:p>
          <text:p text:style-name="P9"><text:span text:style-name="T1">timer loops vari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7" draw:id="id37" draw:layer="layout" svg:width="4.064cm" svg:height="3.302cm" svg:x="7.477cm" svg:y="15.224cm">
          <text:p text:style-name="P9"><text:span text:style-name="T1">Is the timer loops</text:span></text:p>
          <text:p text:style-name="P9"><text:span text:style-name="T1">variable zer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38" draw:id="id38" draw:layer="layout" svg:width="4.064cm" svg:height="1.524cm" svg:x="7.477cm" svg:y="21.193cm">
          <text:p text:style-name="P9"><text:span text:style-name="T1">Retu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4.064cm" svg:height="1.524cm" svg:x="12.303cm" svg:y="18.653cm">
          <text:p text:style-name="P9"><text:span text:style-name="T1">Set the event enable</text:span></text:p>
          <text:p text:style-name="P9"><text:span text:style-name="T1">variabl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794cm" svg:y1="15.224cm" svg:x2="3.794cm" svg:y2="16.113cm" draw:start-shape="id35" draw:start-glue-point="2" draw:end-shape="id36" draw:end-glue-point="0" svg:d="M3794 15224v889" svg:viewBox="0 0 1 890">
          <text:p/>
        </draw:connector>
        <draw:connector draw:style-name="gr6" draw:text-style-name="P3" draw:layer="layout" svg:x1="5.826cm" svg:y1="16.875cm" svg:x2="7.477cm" svg:y2="16.875cm" draw:start-shape="id36" draw:start-glue-point="1" draw:end-shape="id37" draw:end-glue-point="5" svg:d="M5826 16875h1651" svg:viewBox="0 0 1652 1">
          <text:p/>
        </draw:connector>
        <draw:connector draw:style-name="gr9" draw:text-style-name="P3" draw:layer="layout" svg:x1="9.509cm" svg:y1="18.526cm" svg:x2="9.509cm" svg:y2="21.193cm" draw:start-shape="id37" draw:start-glue-point="6" draw:end-shape="id38" draw:end-glue-point="0" svg:d="M9509 18526v2667" svg:viewBox="0 0 1 2668">
          <text:p text:style-name="P1">No</text:p>
        </draw:connector>
        <draw:connector draw:style-name="gr9" draw:text-style-name="P3" draw:layer="layout" svg:x1="11.541cm" svg:y1="16.875cm" svg:x2="14.335cm" svg:y2="18.653cm" draw:start-shape="id37" draw:start-glue-point="7" draw:end-shape="id39" draw:end-glue-point="0" svg:d="M11541 16875h2794v1778" svg:viewBox="0 0 2795 1779">
          <text:p text:style-name="P1">Yes</text:p>
        </draw:connector>
        <draw:connector draw:style-name="gr6" draw:text-style-name="P3" draw:layer="layout" svg:x1="14.335cm" svg:y1="20.177cm" svg:x2="11.541cm" svg:y2="21.955cm" draw:start-shape="id39" draw:start-glue-point="2" draw:end-shape="id38" draw:end-glue-point="1" svg:d="M14335 20177v1778h-2794" svg:viewBox="0 0 2795 1779">
          <text:p/>
        </draw:connector>
      </draw:page>
      <draw:page draw:name="Game Selection Process" draw:style-name="dp1" draw:master-page-name="Default">
        <draw:custom-shape draw:style-name="gr1" draw:text-style-name="P1" xml:id="id40" draw:id="id40" draw:layer="layout" svg:width="4.064cm" svg:height="1.524cm" svg:x="7.858cm" svg:y="1.508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4.064cm" svg:height="1.524cm" svg:x="7.858cm" svg:y="4.175cm">
          <text:p text:style-name="P1"><text:span text:style-name="T1">Display the game</text:span></text:p>
          <text:p text:style-name="P1"><text:span text:style-name="T1">options and selector</text:span></text:p>
          <text:p text:style-name="P1"><text:span text:style-name="T1">arrow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2" draw:id="id42" draw:layer="layout" svg:width="4.064cm" svg:height="3.302cm" svg:x="7.858cm" svg:y="6.461cm">
          <text:p text:style-name="P1"><text:span text:style-name="T1">Is the player 1</text:span></text:p>
          <text:p text:style-name="P1"><text:span text:style-name="T1">joystick pressed</text:span></text:p>
          <text:p text:style-name="P1"><text:span text:style-name="T1">up or dow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3" draw:id="id43" draw:layer="layout" svg:width="4.064cm" svg:height="1.524cm" svg:x="7.858cm" svg:y="11.541cm">
          <text:p text:style-name="P1"><text:span text:style-name="T1">Move the selector</text:span></text:p>
          <text:p text:style-name="P1"><text:span text:style-name="T1">arrow to the other</text:span></text:p>
          <text:p text:style-name="P1"><text:span text:style-name="T1">option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9.89cm" svg:y1="3.032cm" svg:x2="9.89cm" svg:y2="4.175cm" draw:start-shape="id40" draw:start-glue-point="2" draw:end-shape="id41" svg:d="M9890 3032v1143" svg:viewBox="0 0 1 1144">
          <text:p/>
        </draw:connector>
        <draw:connector draw:style-name="gr6" draw:text-style-name="P3" draw:layer="layout" svg:x1="9.89cm" svg:y1="5.699cm" svg:x2="9.89cm" svg:y2="6.461cm" draw:start-shape="id41" draw:start-glue-point="2" draw:end-shape="id42" draw:end-glue-point="4" svg:d="M9890 5699v762" svg:viewBox="0 0 1 763">
          <text:p/>
        </draw:connector>
        <draw:connector draw:style-name="gr9" draw:text-style-name="P3" draw:layer="layout" svg:x1="9.89cm" svg:y1="9.763cm" svg:x2="9.89cm" svg:y2="11.541cm" draw:start-shape="id42" draw:start-glue-point="6" draw:end-shape="id43" draw:end-glue-point="0" svg:d="M9890 9763v1778" svg:viewBox="0 0 1 1779">
          <text:p text:style-name="P1">Yes</text:p>
        </draw:connector>
        <draw:connector draw:style-name="gr9" draw:text-style-name="P3" draw:layer="layout" draw:line-skew="0cm 1.022cm" svg:x1="9.89cm" svg:y1="9.763cm" svg:x2="11.922cm" svg:y2="8.112cm" draw:start-shape="id42" draw:start-glue-point="6" draw:end-shape="id42" draw:end-glue-point="7" svg:d="M9890 9763v502h3556v-2153h-1524" svg:viewBox="0 0 3557 2154">
          <text:p text:style-name="P1">No</text:p>
        </draw:connector>
        <draw:custom-shape draw:style-name="gr3" draw:text-style-name="P2" xml:id="id44" draw:id="id44" draw:layer="layout" svg:width="4.064cm" svg:height="3.302cm" svg:x="7.858cm" svg:y="13.954cm">
          <text:p text:style-name="P1"><text:span text:style-name="T1">Is the player 1</text:span></text:p>
          <text:p text:style-name="P1"><text:span text:style-name="T1">joystick pres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9.89cm" svg:y1="13.065cm" svg:x2="9.89cm" svg:y2="13.954cm" draw:start-shape="id43" draw:start-glue-point="2" draw:end-shape="id44" draw:end-glue-point="4" svg:d="M9890 13065v889" svg:viewBox="0 0 1 890">
          <text:p/>
        </draw:connector>
        <draw:custom-shape draw:style-name="gr3" draw:text-style-name="P2" xml:id="id45" draw:id="id45" draw:layer="layout" svg:width="4.064cm" svg:height="3.302cm" svg:x="7.858cm" svg:y="18.907cm">
          <text:p text:style-name="P1"><text:span text:style-name="T1">Is the selector</text:span></text:p>
          <text:p text:style-name="P1"><text:span text:style-name="T1">arrow on</text:span></text:p>
          <text:p text:style-name="P1"><text:span text:style-name="T1">Concentra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47" draw:id="id47" draw:layer="layout" svg:width="4.064cm" svg:height="1.524cm" svg:x="11.795cm" svg:y="23.352cm">
          <text:p text:style-name="P1"><text:span text:style-name="T1">Start the Simon Says</text:span></text:p>
          <text:p text:style-name="P1"><text:span text:style-name="T1">game loo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4.064cm" svg:height="1.524cm" svg:x="3.921cm" svg:y="23.352cm">
          <text:p text:style-name="P1"><text:span text:style-name="T1">Start the concentration</text:span></text:p>
          <text:p text:style-name="P1"><text:span text:style-name="T1">game loop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line-skew="2.8cm" svg:x1="11.922cm" svg:y1="15.605cm" svg:x2="11.922cm" svg:y2="8.112cm" draw:start-shape="id44" draw:start-glue-point="7" draw:end-shape="id42" draw:end-glue-point="7" svg:d="M11922 15605h3302v-7493h-3302" svg:viewBox="0 0 3303 7494">
          <text:p text:style-name="P1">No</text:p>
        </draw:connector>
        <draw:connector draw:style-name="gr9" draw:text-style-name="P3" draw:layer="layout" svg:x1="9.89cm" svg:y1="17.256cm" svg:x2="9.89cm" svg:y2="18.907cm" draw:start-shape="id44" draw:start-glue-point="6" draw:end-shape="id45" draw:end-glue-point="4" svg:d="M9890 17256v1651" svg:viewBox="0 0 1 1652">
          <text:p text:style-name="P1">Yes</text:p>
        </draw:connector>
        <draw:connector draw:style-name="gr9" draw:text-style-name="P3" draw:layer="layout" svg:x1="7.858cm" svg:y1="20.558cm" svg:x2="5.953cm" svg:y2="23.352cm" draw:start-shape="id45" draw:start-glue-point="5" draw:end-shape="id46" svg:d="M7858 20558h-1905v2794" svg:viewBox="0 0 1906 2795">
          <text:p text:style-name="P1">Yes</text:p>
        </draw:connector>
        <draw:connector draw:style-name="gr9" draw:text-style-name="P3" draw:layer="layout" svg:x1="11.922cm" svg:y1="20.558cm" svg:x2="13.827cm" svg:y2="23.352cm" draw:start-shape="id45" draw:start-glue-point="7" draw:end-shape="id47" svg:d="M11922 20558h1905v2794" svg:viewBox="0 0 1906 2795">
          <text:p text:style-name="P1">No</text:p>
        </draw:connector>
      </draw:page>
      <draw:page draw:name="Board Randomization Process" draw:style-name="dp1" draw:master-page-name="Default">
        <draw:custom-shape draw:style-name="gr1" draw:text-style-name="P1" xml:id="id48" draw:id="id48" draw:layer="layout" svg:width="4.064cm" svg:height="1.524cm" svg:x="6.969cm" svg:y="1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3" draw:text-style-name="P2" xml:id="id49" draw:id="id49" draw:layer="layout" svg:width="4.064cm" svg:height="3.302cm" svg:x="6.969cm" svg:y="3.54cm">
          <text:p text:style-name="P1"><text:span text:style-name="T1">Have all board</text:span></text:p>
          <text:p text:style-name="P1"><text:span text:style-name="T1">spaces been</text:span></text:p>
          <text:p text:style-name="P1"><text:span text:style-name="T1">fill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xml:id="id50" draw:id="id50" draw:layer="layout" svg:width="4.064cm" svg:height="1.524cm" svg:x="6.969cm" svg:y="8.366cm">
          <text:p text:style-name="P1"><text:span text:style-name="T2">Delay by</text:span></text:p>
          <text:p text:style-name="P1"><text:span text:style-name="T2">TMR2&gt;&gt;(2+(TMR1%4))</text:span></text:p>
          <text:p text:style-name="P1"><text:span text:style-name="T2">millisecond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52" draw:id="id52" draw:layer="layout" svg:width="4.064cm" svg:height="1.524cm" svg:x="6.969cm" svg:y="10.652cm">
          <text:p text:style-name="P1"><text:span text:style-name="T2">Select a slot on the game</text:span></text:p>
          <text:p text:style-name="P1"><text:span text:style-name="T2">board using the 5 least</text:span></text:p>
          <text:p text:style-name="P1"><text:span text:style-name="T2">significant bits of timer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3" draw:id="id53" draw:layer="layout" svg:width="4.064cm" svg:height="3.302cm" svg:x="6.969cm" svg:y="13.192cm">
          <text:p text:style-name="P1"><text:span text:style-name="T1">Has the slot already</text:span></text:p>
          <text:p text:style-name="P1"><text:span text:style-name="T1">been fill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9.001cm" svg:y1="2.524cm" svg:x2="9.001cm" svg:y2="3.54cm" draw:start-shape="id48" draw:start-glue-point="2" draw:end-shape="id49" draw:end-glue-point="4" svg:d="M9001 2524v1016" svg:viewBox="0 0 1 1017">
          <text:p/>
        </draw:connector>
        <draw:connector draw:style-name="gr9" draw:text-style-name="P3" draw:layer="layout" svg:x1="9.001cm" svg:y1="6.842cm" svg:x2="9.001cm" svg:y2="8.366cm" draw:start-shape="id49" draw:start-glue-point="6" draw:end-shape="id50" draw:end-glue-point="0" svg:d="M9001 6842v1524" svg:viewBox="0 0 1 1525">
          <text:p text:style-name="P1">No</text:p>
        </draw:connector>
        <draw:custom-shape draw:style-name="gr1" draw:text-style-name="P2" xml:id="id51" draw:id="id51" draw:layer="layout" svg:width="4.064cm" svg:height="1.524cm" svg:x="12.557cm" svg:y="6.334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1.033cm" svg:y1="5.191cm" svg:x2="14.589cm" svg:y2="6.334cm" draw:start-shape="id49" draw:start-glue-point="7" draw:end-shape="id51" draw:end-glue-point="0" svg:d="M11033 5191h3556v1143" svg:viewBox="0 0 3557 1144">
          <text:p text:style-name="P1">Yes</text:p>
        </draw:connector>
        <draw:connector draw:style-name="gr6" draw:text-style-name="P3" draw:layer="layout" svg:x1="9.001cm" svg:y1="9.89cm" svg:x2="9.001cm" svg:y2="10.652cm" draw:start-shape="id50" draw:start-glue-point="2" draw:end-shape="id52" draw:end-glue-point="0" svg:d="M9001 9890v762" svg:viewBox="0 0 1 763">
          <text:p/>
        </draw:connector>
        <draw:connector draw:style-name="gr6" draw:text-style-name="P3" draw:layer="layout" svg:x1="9.001cm" svg:y1="12.176cm" svg:x2="9.001cm" svg:y2="13.192cm" draw:start-shape="id52" draw:start-glue-point="2" draw:end-shape="id53" draw:end-glue-point="4" svg:d="M9001 12176v1016" svg:viewBox="0 0 1 1017">
          <text:p/>
        </draw:connector>
        <draw:connector draw:style-name="gr9" draw:text-style-name="P3" draw:layer="layout" svg:x1="11.033cm" svg:y1="14.843cm" svg:x2="11.033cm" svg:y2="11.414cm" draw:start-shape="id53" draw:start-glue-point="7" draw:end-shape="id52" draw:end-glue-point="1" svg:d="M11033 14843h502v-3429h-502" svg:viewBox="0 0 503 3430">
          <text:p text:style-name="P1">Yes</text:p>
        </draw:connector>
        <draw:custom-shape draw:style-name="gr1" draw:text-style-name="P2" xml:id="id54" draw:id="id54" draw:layer="layout" svg:width="4.064cm" svg:height="1.524cm" svg:x="6.969cm" svg:y="18.399cm">
          <text:p text:style-name="P1"><text:span text:style-name="T1">Fill the slot with</text:span></text:p>
          <text:p text:style-name="P1"><text:span text:style-name="T1">the next character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9.001cm" svg:y1="16.494cm" svg:x2="9.001cm" svg:y2="18.399cm" draw:start-shape="id53" draw:start-glue-point="6" draw:end-shape="id54" draw:end-glue-point="0" svg:d="M9001 16494v1905" svg:viewBox="0 0 1 1906">
          <text:p text:style-name="P1">No</text:p>
        </draw:connector>
        <draw:connector draw:style-name="gr6" draw:text-style-name="P3" draw:layer="layout" draw:line-skew="0cm -0.642cm" svg:x1="9.001cm" svg:y1="19.923cm" svg:x2="6.969cm" svg:y2="5.191cm" draw:start-shape="id54" draw:start-glue-point="2" draw:end-shape="id49" draw:end-glue-point="5" svg:d="M9001 19923v501h-3175v-15233h1143" svg:viewBox="0 0 3176 15234">
          <text:p/>
        </draw:connector>
      </draw:page>
      <draw:page draw:name="Concentration Game Loop" draw:style-name="dp1" draw:master-page-name="Default">
        <draw:custom-shape draw:style-name="gr1" draw:text-style-name="P1" xml:id="id55" draw:id="id55" draw:layer="layout" svg:width="4.064cm" svg:height="1.524cm" svg:x="1cm" svg:y="1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3" draw:text-style-name="P2" xml:id="id56" draw:id="id56" draw:layer="layout" svg:width="4.064cm" svg:height="3.302cm" svg:x="1cm" svg:y="3.921cm">
          <text:p text:style-name="P1"><text:span text:style-name="T1">Has an analog</text:span></text:p>
          <text:p text:style-name="P1"><text:span text:style-name="T1">conversion</text:span></text:p>
          <text:p text:style-name="P1"><text:span text:style-name="T1">finis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3.032cm" svg:y1="2.524cm" svg:x2="3.032cm" svg:y2="3.921cm" draw:start-shape="id55" draw:start-glue-point="2" draw:end-shape="id56" draw:end-glue-point="4" svg:d="M3032 2524v1397" svg:viewBox="0 0 1 1398">
          <text:p/>
        </draw:connector>
        <draw:custom-shape draw:style-name="gr1" draw:text-style-name="P2" xml:id="id57" draw:id="id57" draw:layer="layout" svg:width="4.064cm" svg:height="1.524cm" svg:x="4.556cm" svg:y="6.461cm">
          <text:p text:style-name="P1"><text:span text:style-name="T1">Start another</text:span></text:p>
          <text:p text:style-name="P1"><text:span text:style-name="T1">conversion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5.064cm" svg:y1="5.572cm" svg:x2="6.588cm" svg:y2="6.461cm" draw:start-shape="id56" draw:start-glue-point="7" draw:end-shape="id57" draw:end-glue-point="0" svg:d="M5064 5572h1524v889" svg:viewBox="0 0 1525 890">
          <text:p text:style-name="P1">Yes</text:p>
        </draw:connector>
        <draw:custom-shape draw:style-name="gr3" draw:text-style-name="P2" xml:id="id58" draw:id="id58" draw:layer="layout" svg:width="4.064cm" svg:height="3.302cm" svg:x="1cm" svg:y="9.255cm">
          <text:p text:style-name="P1"><text:span text:style-name="T1">Is the joystick</text:span></text:p>
          <text:p text:style-name="P1"><text:span text:style-name="T1">pres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3.032cm" svg:y1="7.223cm" svg:x2="3.032cm" svg:y2="9.255cm" draw:start-shape="id56" draw:start-glue-point="6" draw:end-shape="id58" draw:end-glue-point="4" svg:d="M3032 7223v2032" svg:viewBox="0 0 1 2033">
          <text:p text:style-name="P1">No</text:p>
        </draw:connector>
        <draw:connector draw:style-name="gr6" draw:text-style-name="P3" draw:layer="layout" svg:x1="6.588cm" svg:y1="7.985cm" svg:x2="3.032cm" svg:y2="9.255cm" draw:start-shape="id57" draw:start-glue-point="2" draw:end-shape="id58" draw:end-glue-point="4" svg:d="M6588 7985v635h-3556v635" svg:viewBox="0 0 3557 1271">
          <text:p/>
        </draw:connector>
        <draw:custom-shape draw:style-name="gr3" draw:text-style-name="P2" xml:id="id59" draw:id="id59" draw:layer="layout" svg:width="4.064cm" svg:height="3.302cm" svg:x="1cm" svg:y="13.954cm">
          <text:p text:style-name="P1"><text:span text:style-name="T1">Is the selected</text:span></text:p>
          <text:p text:style-name="P1"><text:span text:style-name="T1">tile reveal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0" draw:id="id60" draw:layer="layout" svg:width="4.064cm" svg:height="1.524cm" svg:x="1cm" svg:y="18.78cm">
          <text:p text:style-name="P1"><text:span text:style-name="T1">Reveal the tile and</text:span></text:p>
          <text:p text:style-name="P1"><text:span text:style-name="T1">check for a match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1" draw:id="id61" draw:layer="layout" svg:width="4.064cm" svg:height="3.302cm" svg:x="1cm" svg:y="21.574cm">
          <text:p text:style-name="P1"><text:span text:style-name="T1">Is the blink timer</text:span></text:p>
          <text:p text:style-name="P1"><text:span text:style-name="T1">don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2" draw:id="id62" draw:layer="layout" svg:width="4.064cm" svg:height="1.524cm" svg:x="1cm" svg:y="26.273cm">
          <text:p text:style-name="P1"><text:span text:style-name="T1">Toggle the cursor</text:span></text:p>
          <text:p text:style-name="P1"><text:span text:style-name="T1">and reset the blink</text:span></text:p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3.032cm" svg:y1="12.557cm" svg:x2="3.032cm" svg:y2="13.954cm" draw:start-shape="id58" draw:start-glue-point="6" draw:end-shape="id59" draw:end-glue-point="4" svg:d="M3032 12557v1397" svg:viewBox="0 0 1 1398">
          <text:p text:style-name="P1">Yes</text:p>
        </draw:connector>
        <draw:connector draw:style-name="gr9" draw:text-style-name="P3" draw:layer="layout" svg:x1="3.032cm" svg:y1="17.256cm" svg:x2="3.032cm" svg:y2="18.78cm" draw:start-shape="id59" draw:start-glue-point="6" draw:end-shape="id60" draw:end-glue-point="0" svg:d="M3032 17256v1524" svg:viewBox="0 0 1 1525">
          <text:p text:style-name="P1">No</text:p>
        </draw:connector>
        <draw:connector draw:style-name="gr6" draw:text-style-name="P3" draw:layer="layout" draw:line-skew="1.022cm 1.46cm" svg:x1="5.064cm" svg:y1="15.605cm" svg:x2="3.032cm" svg:y2="21.574cm" draw:start-shape="id59" draw:start-glue-point="7" draw:end-shape="id61" draw:end-glue-point="4" svg:d="M5064 15605h1524v5271h-3556v698" svg:viewBox="0 0 3557 5970">
          <text:p/>
        </draw:connector>
        <draw:connector draw:style-name="gr9" draw:text-style-name="P3" draw:layer="layout" draw:line-skew="1.022cm 3.809cm" svg:x1="5.064cm" svg:y1="10.906cm" svg:x2="3.032cm" svg:y2="21.574cm" draw:start-shape="id58" draw:start-glue-point="7" draw:end-shape="id61" draw:end-glue-point="4" svg:d="M5064 10906h1524v9969h-3556v699" svg:viewBox="0 0 3557 10669">
          <text:p text:style-name="P1">Yes</text:p>
        </draw:connector>
        <draw:custom-shape draw:style-name="gr3" draw:text-style-name="P2" xml:id="id64" draw:id="id64" draw:layer="layout" svg:width="4.064cm" svg:height="3.302cm" svg:x="11.795cm" svg:y="3.413cm">
          <text:p text:style-name="P1"><text:span text:style-name="T1">Is the joystick tilted</text:span></text:p>
          <text:p text:style-name="P1"><text:span text:style-name="T1">a little to the lef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5" draw:id="id65" draw:layer="layout" svg:width="4.064cm" svg:height="1.524cm" svg:x="16.621cm" svg:y="5.699cm">
          <text:p text:style-name="P1"><text:span text:style-name="T1">Move the cursor left</text:span></text:p>
          <text:p text:style-name="P1"><text:span text:style-name="T1">with a long cursor</text:span></text:p>
          <text:p text:style-name="P1"><text:span text:style-name="T1">move dela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3" draw:id="id63" draw:layer="layout" svg:width="4.064cm" svg:height="3.302cm" svg:x="6.715cm" svg:y="20.939cm">
          <text:p text:style-name="P1"><text:span text:style-name="T1">Is the cursor</text:span></text:p>
          <text:p text:style-name="P1"><text:span text:style-name="T1">movement timer</text:span></text:p>
          <text:p text:style-name="P1"><text:span text:style-name="T1">don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3.032cm" svg:y1="24.876cm" svg:x2="3.032cm" svg:y2="26.273cm" draw:start-shape="id61" draw:start-glue-point="6" draw:end-shape="id62" draw:end-glue-point="0" svg:d="M3032 24876v1397" svg:viewBox="0 0 1 1398">
          <text:p text:style-name="P1">Yes</text:p>
        </draw:connector>
        <draw:connector draw:style-name="gr9" draw:text-style-name="P3" draw:layer="layout" svg:x1="5.064cm" svg:y1="23.225cm" svg:x2="6.715cm" svg:y2="22.59cm" draw:start-shape="id61" draw:start-glue-point="7" draw:end-shape="id63" draw:end-glue-point="5" svg:d="M5064 23225h826v-635h825" svg:viewBox="0 0 1652 636">
          <text:p text:style-name="P1">No</text:p>
        </draw:connector>
        <draw:connector draw:style-name="gr6" draw:text-style-name="P3" draw:layer="layout" svg:x1="5.064cm" svg:y1="27.035cm" svg:x2="6.715cm" svg:y2="22.59cm" draw:start-shape="id62" draw:start-glue-point="1" draw:end-shape="id63" draw:end-glue-point="5" svg:d="M5064 27035h826v-4445h825" svg:viewBox="0 0 1652 4446">
          <text:p/>
        </draw:connector>
        <draw:connector draw:style-name="gr9" draw:text-style-name="P3" draw:layer="layout" svg:x1="8.747cm" svg:y1="20.939cm" svg:x2="3.032cm" svg:y2="3.921cm" draw:start-shape="id63" draw:start-glue-point="4" draw:end-shape="id56" draw:end-glue-point="4" svg:d="M8747 20939v-17519h-5715v501" svg:viewBox="0 0 5716 17520">
          <text:p text:style-name="P1">No</text:p>
        </draw:connector>
        <draw:connector draw:style-name="gr9" draw:text-style-name="P3" draw:layer="layout" draw:line-skew="-0.128cm" svg:x1="10.779cm" svg:y1="22.59cm" svg:x2="11.795cm" svg:y2="5.064cm" draw:start-shape="id63" draw:start-glue-point="7" draw:end-shape="id64" draw:end-glue-point="5" svg:d="M10779 22590h381v-17526h635" svg:viewBox="0 0 1017 17527">
          <text:p text:style-name="P1">Yes</text:p>
        </draw:connector>
        <draw:connector draw:style-name="gr9" draw:text-style-name="P3" draw:layer="layout" svg:x1="15.859cm" svg:y1="5.064cm" svg:x2="18.653cm" svg:y2="5.699cm" draw:start-shape="id64" draw:start-glue-point="7" draw:end-shape="id65" draw:end-glue-point="0" svg:d="M15859 5064h2794v635" svg:viewBox="0 0 2795 636">
          <text:p text:style-name="P1">Yes</text:p>
        </draw:connector>
        <draw:connector draw:style-name="gr6" draw:text-style-name="P3" draw:layer="layout" svg:x1="20.685cm" svg:y1="6.461cm" svg:x2="20.304cm" svg:y2="1.762cm" draw:start-shape="id65" draw:start-glue-point="1" draw:end-shape="id66" draw:end-glue-point="1" svg:d="M20685 6461h501v-4699h-882" svg:viewBox="0 0 883 4700">
          <text:p/>
        </draw:connector>
        <draw:custom-shape draw:style-name="gr3" draw:text-style-name="P2" xml:id="id67" draw:id="id67" draw:layer="layout" svg:width="4.064cm" svg:height="3.302cm" svg:x="11.795cm" svg:y="8.112cm">
          <text:p text:style-name="P1"><text:span text:style-name="T1">Is the joystick tilted</text:span></text:p>
          <text:p text:style-name="P1"><text:span text:style-name="T1">a lot to the lef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68" draw:id="id68" draw:layer="layout" svg:width="4.064cm" svg:height="1.524cm" svg:x="16.621cm" svg:y="10.398cm">
          <text:p text:style-name="P1"><text:span text:style-name="T1">Move the cursor left</text:span></text:p>
          <text:p text:style-name="P1"><text:span text:style-name="T1">with a short cursor</text:span></text:p>
          <text:p text:style-name="P1"><text:span text:style-name="T1">move delay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.859cm" svg:y1="9.763cm" svg:x2="18.653cm" svg:y2="10.398cm" draw:start-shape="id67" draw:start-glue-point="7" draw:end-shape="id68" draw:end-glue-point="0" svg:d="M15859 9763h2794v635" svg:viewBox="0 0 2795 636">
          <text:p text:style-name="P1">Yes</text:p>
        </draw:connector>
        <draw:connector draw:style-name="gr9" draw:text-style-name="P3" draw:layer="layout" svg:x1="13.827cm" svg:y1="6.715cm" svg:x2="13.827cm" svg:y2="8.112cm" draw:start-shape="id64" draw:start-glue-point="6" draw:end-shape="id67" draw:end-glue-point="4" svg:d="M13827 6715v1397" svg:viewBox="0 0 1 1398">
          <text:p text:style-name="P1">No</text:p>
        </draw:connector>
        <draw:custom-shape draw:style-name="gr3" draw:text-style-name="P2" xml:id="id69" draw:id="id69" draw:layer="layout" svg:width="4.064cm" svg:height="3.302cm" svg:x="11.795cm" svg:y="12.176cm">
          <text:p text:style-name="P1"><text:span text:style-name="T1">Is the joystick tilted</text:span></text:p>
          <text:p text:style-name="P1"><text:span text:style-name="T1">a little to the rig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0" draw:id="id70" draw:layer="layout" svg:width="4.064cm" svg:height="1.524cm" svg:x="16.621cm" svg:y="14.462cm">
          <text:p text:style-name="P1"><text:span text:style-name="T1">Move the cursor right</text:span></text:p>
          <text:p text:style-name="P1"><text:span text:style-name="T1">with a long cursor</text:span></text:p>
          <text:p text:style-name="P1"><text:span text:style-name="T1">move delay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.859cm" svg:y1="13.827cm" svg:x2="18.653cm" svg:y2="14.462cm" draw:start-shape="id69" draw:start-glue-point="7" draw:end-shape="id70" draw:end-glue-point="0" svg:d="M15859 13827h2794v635" svg:viewBox="0 0 2795 636">
          <text:p text:style-name="P1">Yes</text:p>
        </draw:connector>
        <draw:custom-shape draw:style-name="gr3" draw:text-style-name="P2" xml:id="id71" draw:id="id71" draw:layer="layout" svg:width="4.064cm" svg:height="3.302cm" svg:x="11.795cm" svg:y="16.875cm">
          <text:p text:style-name="P1"><text:span text:style-name="T1">Is the joystick tilted</text:span></text:p>
          <text:p text:style-name="P1"><text:span text:style-name="T1">a lot to the rig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2" draw:id="id72" draw:layer="layout" svg:width="4.064cm" svg:height="1.524cm" svg:x="16.621cm" svg:y="19.161cm">
          <text:p text:style-name="P1"><text:span text:style-name="T1">Move the cursor right</text:span></text:p>
          <text:p text:style-name="P1"><text:span text:style-name="T1">with a short cursor</text:span></text:p>
          <text:p text:style-name="P1"><text:span text:style-name="T1">move delay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.859cm" svg:y1="18.526cm" svg:x2="18.653cm" svg:y2="19.161cm" draw:start-shape="id71" draw:start-glue-point="7" draw:end-shape="id72" draw:end-glue-point="0" svg:d="M15859 18526h2794v635" svg:viewBox="0 0 2795 636">
          <text:p text:style-name="P1">Yes</text:p>
        </draw:connector>
        <draw:connector draw:style-name="gr9" draw:text-style-name="P3" draw:layer="layout" svg:x1="13.827cm" svg:y1="15.478cm" svg:x2="13.827cm" svg:y2="16.875cm" draw:start-shape="id69" draw:start-glue-point="6" draw:end-shape="id71" draw:end-glue-point="4" svg:d="M13827 15478v1397" svg:viewBox="0 0 1 1398">
          <text:p text:style-name="P1">No</text:p>
        </draw:connector>
        <draw:connector draw:style-name="gr9" draw:text-style-name="P3" draw:layer="layout" svg:x1="13.827cm" svg:y1="11.414cm" svg:x2="13.827cm" svg:y2="12.176cm" draw:start-shape="id67" draw:start-glue-point="6" draw:end-shape="id69" draw:end-glue-point="4" svg:d="M13827 11414v762" svg:viewBox="0 0 1 763">
          <text:p text:style-name="P1">No</text:p>
        </draw:connector>
        <draw:custom-shape draw:style-name="gr3" draw:text-style-name="P2" xml:id="id73" draw:id="id73" draw:layer="layout" svg:width="4.064cm" svg:height="3.302cm" svg:x="11.795cm" svg:y="21.32cm">
          <text:p text:style-name="P1"><text:span text:style-name="T1">Is the joystick tilted</text:span></text:p>
          <text:p text:style-name="P1"><text:span text:style-name="T1">vertically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4" draw:id="id74" draw:layer="layout" svg:width="4.064cm" svg:height="1.524cm" svg:x="16.621cm" svg:y="23.606cm">
          <text:p text:style-name="P1"><text:span text:style-name="T1">Move the cursor</text:span></text:p>
          <text:p text:style-name="P1"><text:span text:style-name="T1">vertically with a long</text:span></text:p>
          <text:p text:style-name="P1"><text:span text:style-name="T1">cursor move delay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.859cm" svg:y1="22.971cm" svg:x2="18.653cm" svg:y2="23.606cm" draw:start-shape="id73" draw:start-glue-point="7" draw:end-shape="id74" draw:end-glue-point="0" svg:d="M15859 22971h2794v635" svg:viewBox="0 0 2795 636">
          <text:p text:style-name="P1">Yes</text:p>
        </draw:connector>
        <draw:connector draw:style-name="gr9" draw:text-style-name="P3" draw:layer="layout" svg:x1="13.827cm" svg:y1="20.177cm" svg:x2="13.827cm" svg:y2="21.32cm" draw:start-shape="id71" draw:start-glue-point="6" draw:end-shape="id73" draw:end-glue-point="4" svg:d="M13827 20177v1143" svg:viewBox="0 0 1 1144">
          <text:p text:style-name="P1">No</text:p>
        </draw:connector>
        <draw:custom-shape draw:style-name="gr1" draw:text-style-name="P2" xml:id="id75" draw:id="id75" draw:layer="layout" svg:width="4.064cm" svg:height="1.524cm" svg:x="11.795cm" svg:y="25.765cm">
          <text:p text:style-name="P1"><text:span text:style-name="T1">Stop the cursor</text:span></text:p>
          <text:p text:style-name="P1"><text:span text:style-name="T1">Movement timer</text:span></text:p>
          <text:p text:style-name="P1"><text:span text:style-name="T1">early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3.827cm" svg:y1="24.622cm" svg:x2="13.827cm" svg:y2="25.765cm" draw:start-shape="id73" draw:start-glue-point="6" draw:end-shape="id75" draw:end-glue-point="0" svg:d="M13827 24622v1143" svg:viewBox="0 0 1 1144">
          <text:p text:style-name="P1">No</text:p>
        </draw:connector>
        <draw:connector draw:style-name="gr6" draw:text-style-name="P3" draw:layer="layout" draw:line-skew="0.388cm" svg:x1="15.859cm" svg:y1="26.527cm" svg:x2="20.304cm" svg:y2="1.762cm" draw:start-shape="id75" draw:start-glue-point="1" draw:end-shape="id66" draw:end-glue-point="1" svg:d="M15859 26527h5334v-24765h-889" svg:viewBox="0 0 5335 24766">
          <text:p/>
        </draw:connector>
        <draw:connector draw:style-name="gr6" draw:text-style-name="P3" draw:layer="layout" svg:x1="20.685cm" svg:y1="11.16cm" svg:x2="20.304cm" svg:y2="1.762cm" draw:start-shape="id68" draw:start-glue-point="1" draw:end-shape="id66" draw:end-glue-point="1" svg:d="M20685 11160h501v-9398h-882" svg:viewBox="0 0 883 9399">
          <text:p/>
        </draw:connector>
        <draw:connector draw:style-name="gr6" draw:text-style-name="P3" draw:layer="layout" svg:x1="20.685cm" svg:y1="15.224cm" svg:x2="20.304cm" svg:y2="1.762cm" draw:start-shape="id70" draw:start-glue-point="1" draw:end-shape="id66" draw:end-glue-point="1" svg:d="M20685 15224h501v-13462h-882" svg:viewBox="0 0 883 13463">
          <text:p/>
        </draw:connector>
        <draw:connector draw:style-name="gr6" draw:text-style-name="P3" draw:layer="layout" svg:x1="20.685cm" svg:y1="19.923cm" svg:x2="20.304cm" svg:y2="1.762cm" draw:start-shape="id72" draw:start-glue-point="1" draw:end-shape="id66" draw:end-glue-point="1" svg:d="M20685 19923h501v-18161h-882" svg:viewBox="0 0 883 18162">
          <text:p/>
        </draw:connector>
        <draw:connector draw:style-name="gr6" draw:text-style-name="P3" draw:layer="layout" svg:x1="20.685cm" svg:y1="24.368cm" svg:x2="20.304cm" svg:y2="1.762cm" draw:start-shape="id74" draw:start-glue-point="1" draw:end-shape="id66" svg:d="M20685 24368h501v-22606h-882" svg:viewBox="0 0 883 22607">
          <text:p/>
        </draw:connector>
        <draw:custom-shape draw:style-name="gr1" draw:text-style-name="P2" xml:id="id66" draw:id="id66" draw:layer="layout" svg:width="4.064cm" svg:height="1.524cm" svg:x="16.24cm" svg:y="1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</draw:page>
      <draw:page draw:name="Update Cursor Process" draw:style-name="dp1" draw:master-page-name="Default">
        <draw:custom-shape draw:style-name="gr1" draw:text-style-name="P1" xml:id="id76" draw:id="id76" draw:layer="layout" svg:width="4.064cm" svg:height="1.524cm" svg:x="1cm" svg:y="1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3" draw:text-style-name="P2" xml:id="id78" draw:id="id78" draw:layer="layout" svg:width="4.064cm" svg:height="3.302cm" svg:x="1cm" svg:y="6.08cm">
          <text:p text:style-name="P1"><text:span text:style-name="T1">Is the cursor being</text:span></text:p>
          <text:p text:style-name="P1"><text:span text:style-name="T1">moved lef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77" draw:id="id77" draw:layer="layout" svg:width="4.064cm" svg:height="1.524cm" svg:x="1cm" svg:y="3.794cm">
          <text:p text:style-name="P1"><text:span text:style-name="T1">Restart the cursor</text:span></text:p>
          <text:p text:style-name="P1"><text:span text:style-name="T1">movement delay</text:span></text:p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032cm" svg:y1="2.524cm" svg:x2="3.032cm" svg:y2="3.794cm" draw:start-shape="id76" draw:start-glue-point="2" draw:end-shape="id77" draw:end-glue-point="0" svg:d="M3032 2524v1270" svg:viewBox="0 0 1 1271">
          <text:p/>
        </draw:connector>
        <draw:connector draw:style-name="gr6" draw:text-style-name="P3" draw:layer="layout" svg:x1="3.032cm" svg:y1="5.318cm" svg:x2="3.032cm" svg:y2="6.08cm" draw:start-shape="id77" draw:start-glue-point="2" draw:end-shape="id78" draw:end-glue-point="4" svg:d="M3032 5318v762" svg:viewBox="0 0 1 763">
          <text:p/>
        </draw:connector>
        <draw:custom-shape draw:style-name="gr3" draw:text-style-name="P2" xml:id="id79" draw:id="id79" draw:layer="layout" svg:width="4.064cm" svg:height="3.302cm" svg:x="1cm" svg:y="10.779cm">
          <text:p text:style-name="P1"><text:span text:style-name="T1">Is the cursor being</text:span></text:p>
          <text:p text:style-name="P1"><text:span text:style-name="T1">moved righ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svg:x1="3.032cm" svg:y1="9.382cm" svg:x2="3.032cm" svg:y2="10.779cm" draw:start-shape="id78" draw:start-glue-point="6" draw:end-shape="id79" draw:end-glue-point="4" svg:d="M3032 9382v1397" svg:viewBox="0 0 1 1398">
          <text:p text:style-name="P1">No</text:p>
        </draw:connector>
        <draw:connector draw:style-name="gr9" draw:text-style-name="P3" draw:layer="layout" svg:x1="3.032cm" svg:y1="14.081cm" svg:x2="3.032cm" svg:y2="15.859cm" draw:start-shape="id79" draw:start-glue-point="6" draw:end-shape="id80" draw:end-glue-point="0" svg:d="M3032 14081v1778" svg:viewBox="0 0 1 1779">
          <text:p text:style-name="P1">No</text:p>
        </draw:connector>
        <draw:custom-shape draw:style-name="gr3" draw:text-style-name="P2" xml:id="id83" draw:id="id83" draw:layer="layout" svg:width="4.064cm" svg:height="3.302cm" svg:x="12.557cm" svg:y="1.889cm">
          <text:p text:style-name="P1"><text:span text:style-name="T1">Is the cursor</text:span></text:p>
          <text:p text:style-name="P1"><text:span text:style-name="T1">off scree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81" draw:id="id81" draw:layer="layout" svg:width="4.064cm" svg:height="1.524cm" svg:x="6.461cm" svg:y="8.366cm">
          <text:p text:style-name="P1"><text:span text:style-name="T1">Change the cursor</text:span></text:p>
          <text:p text:style-name="P1"><text:span text:style-name="T1">position accordingl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4" draw:id="id84" draw:layer="layout" svg:width="4.064cm" svg:height="1.524cm" svg:x="12.557cm" svg:y="6.715cm">
          <text:p text:style-name="P1"><text:span text:style-name="T1">Update the cursor</text:span></text:p>
          <text:p text:style-name="P1"><text:span text:style-name="T1">position to the</text:span></text:p>
          <text:p text:style-name="P1"><text:span text:style-name="T1">opposite sid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0" draw:id="id80" draw:layer="layout" svg:width="4.064cm" svg:height="1.524cm" svg:x="1cm" svg:y="15.859cm">
          <text:p text:style-name="P1"><text:span text:style-name="T1">Change the cursor</text:span></text:p>
          <text:p text:style-name="P1"><text:span text:style-name="T1">position verticall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2" draw:id="id82" draw:layer="layout" svg:width="4.064cm" svg:height="1.524cm" svg:x="6.334cm" svg:y="12.938cm">
          <text:p text:style-name="P1"><text:span text:style-name="T1">Change the cursor</text:span></text:p>
          <text:p text:style-name="P1"><text:span text:style-name="T1">position accordingly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5.064cm" svg:y1="7.731cm" svg:x2="8.493cm" svg:y2="8.366cm" draw:start-shape="id78" draw:start-glue-point="7" draw:end-shape="id81" draw:end-glue-point="0" svg:d="M5064 7731h3429v635" svg:viewBox="0 0 3430 636">
          <text:p text:style-name="P1">Yes</text:p>
        </draw:connector>
        <draw:connector draw:style-name="gr9" draw:text-style-name="P3" draw:layer="layout" svg:x1="5.064cm" svg:y1="12.43cm" svg:x2="8.366cm" svg:y2="12.938cm" draw:start-shape="id79" draw:start-glue-point="7" draw:end-shape="id82" draw:end-glue-point="0" svg:d="M5064 12430h3302v508" svg:viewBox="0 0 3303 509">
          <text:p text:style-name="P1">Yes</text:p>
        </draw:connector>
        <draw:connector draw:style-name="gr6" draw:text-style-name="P3" draw:layer="layout" svg:x1="10.525cm" svg:y1="9.128cm" svg:x2="12.557cm" svg:y2="3.54cm" draw:start-shape="id81" draw:start-glue-point="1" draw:end-shape="id83" draw:end-glue-point="5" svg:d="M10525 9128h1016v-5588h1016" svg:viewBox="0 0 2033 5589">
          <text:p/>
        </draw:connector>
        <draw:connector draw:style-name="gr6" draw:text-style-name="P3" draw:layer="layout" draw:line-skew="0.063cm" svg:x1="10.398cm" svg:y1="13.7cm" svg:x2="12.557cm" svg:y2="3.54cm" draw:start-shape="id82" draw:start-glue-point="1" draw:end-shape="id83" draw:end-glue-point="5" svg:d="M10398 13700h1143v-10160h1016" svg:viewBox="0 0 2160 10161">
          <text:p/>
        </draw:connector>
        <draw:connector draw:style-name="gr6" draw:text-style-name="P3" draw:layer="layout" draw:line-skew="2.73cm" svg:x1="5.064cm" svg:y1="16.621cm" svg:x2="12.557cm" svg:y2="3.54cm" draw:start-shape="id80" draw:start-glue-point="1" draw:end-shape="id83" draw:end-glue-point="5" svg:d="M5064 16621h6477v-13081h1016" svg:viewBox="0 0 7494 13082">
          <text:p/>
        </draw:connector>
        <draw:connector draw:style-name="gr9" draw:text-style-name="P3" draw:layer="layout" svg:x1="14.589cm" svg:y1="5.191cm" svg:x2="14.589cm" svg:y2="6.715cm" draw:start-shape="id83" draw:start-glue-point="6" draw:end-shape="id84" draw:end-glue-point="0" svg:d="M14589 5191v1524" svg:viewBox="0 0 1 1525">
          <text:p text:style-name="P1">Yes</text:p>
        </draw:connector>
        <draw:custom-shape draw:style-name="gr3" draw:text-style-name="P2" xml:id="id85" draw:id="id85" draw:layer="layout" svg:width="4.064cm" svg:height="3.302cm" svg:x="12.557cm" svg:y="9.636cm">
          <text:p text:style-name="P1"><text:span text:style-name="T1">Was the cursor</text:span></text:p>
          <text:p text:style-name="P1"><text:span text:style-name="T1">mid-blink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4.589cm" svg:y1="8.239cm" svg:x2="14.589cm" svg:y2="9.636cm" draw:start-shape="id84" draw:start-glue-point="2" draw:end-shape="id85" draw:end-glue-point="4" svg:d="M14589 8239v1397" svg:viewBox="0 0 1 1398">
          <text:p/>
        </draw:connector>
        <draw:connector draw:style-name="gr9" draw:text-style-name="P3" draw:layer="layout" draw:line-skew="1.276cm 1.269cm" svg:x1="16.621cm" svg:y1="3.54cm" svg:x2="14.589cm" svg:y2="9.636cm" draw:start-shape="id83" draw:start-glue-point="7" draw:end-shape="id85" draw:end-glue-point="4" svg:d="M16621 3540h1778v5143h-3810v953" svg:viewBox="0 0 3811 6097">
          <text:p text:style-name="P1">No</text:p>
        </draw:connector>
        <draw:custom-shape draw:style-name="gr1" draw:text-style-name="P2" xml:id="id86" draw:id="id86" draw:layer="layout" svg:width="4.064cm" svg:height="1.524cm" svg:x="12.557cm" svg:y="14.462cm">
          <text:p text:style-name="P1"><text:span text:style-name="T1">Replace the ti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7" draw:id="id87" draw:layer="layout" svg:width="4.064cm" svg:height="1.524cm" svg:x="12.557cm" svg:y="17.51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4.589cm" svg:y1="12.938cm" svg:x2="14.589cm" svg:y2="14.462cm" draw:start-shape="id85" draw:start-glue-point="6" draw:end-shape="id86" draw:end-glue-point="0" svg:d="M14589 12938v1524" svg:viewBox="0 0 1 1525">
          <text:p text:style-name="P1">Yes</text:p>
        </draw:connector>
        <draw:connector draw:style-name="gr6" draw:text-style-name="P3" draw:layer="layout" svg:x1="14.589cm" svg:y1="15.986cm" svg:x2="14.589cm" svg:y2="17.51cm" draw:start-shape="id86" draw:start-glue-point="2" draw:end-shape="id87" draw:end-glue-point="0" svg:d="M14589 15986v1524" svg:viewBox="0 0 1 1525">
          <text:p/>
        </draw:connector>
        <draw:connector draw:style-name="gr9" draw:text-style-name="P3" draw:layer="layout" draw:line-skew="2.165cm" svg:x1="16.621cm" svg:y1="11.287cm" svg:x2="16.621cm" svg:y2="18.272cm" draw:start-shape="id85" draw:start-glue-point="7" draw:end-shape="id87" svg:d="M16621 11287h2667v6985h-2667" svg:viewBox="0 0 2668 6986">
          <text:p text:style-name="P1">No</text:p>
        </draw:connector>
      </draw:page>
      <draw:page draw:name="Check for Match Process" draw:style-name="dp1" draw:master-page-name="Default">
        <draw:custom-shape draw:style-name="gr1" draw:text-style-name="P1" xml:id="id88" draw:id="id88" draw:layer="layout" svg:width="4.064cm" svg:height="1.524cm" svg:x="1cm" svg:y="1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3" draw:text-style-name="P2" xml:id="id89" draw:id="id89" draw:layer="layout" svg:width="4.064cm" svg:height="3.302cm" svg:x="1cm" svg:y="3.667cm">
          <text:p text:style-name="P1"><text:span text:style-name="T1">Was this the first</text:span></text:p>
          <text:p text:style-name="P1"><text:span text:style-name="T1">tile select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0" draw:id="id90" draw:layer="layout" svg:width="4.064cm" svg:height="1.524cm" svg:x="1cm" svg:y="8.62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032cm" svg:y1="2.524cm" svg:x2="3.032cm" svg:y2="3.667cm" draw:start-shape="id88" draw:start-glue-point="2" draw:end-shape="id89" svg:d="M3032 2524v1143" svg:viewBox="0 0 1 1144">
          <text:p/>
        </draw:connector>
        <draw:connector draw:style-name="gr9" draw:text-style-name="P3" draw:layer="layout" svg:x1="3.032cm" svg:y1="6.969cm" svg:x2="3.032cm" svg:y2="8.62cm" draw:start-shape="id89" draw:start-glue-point="6" draw:end-shape="id90" draw:end-glue-point="0" svg:d="M3032 6969v1651" svg:viewBox="0 0 1 1652">
          <text:p text:style-name="P1">Yes</text:p>
        </draw:connector>
        <draw:connector draw:style-name="gr9" draw:text-style-name="P3" draw:layer="layout" svg:x1="5.064cm" svg:y1="5.318cm" svg:x2="7.731cm" svg:y2="2.524cm" draw:start-shape="id89" draw:start-glue-point="7" draw:end-shape="id91" draw:end-glue-point="5" svg:d="M5064 5318h1334v-2794h1333" svg:viewBox="0 0 2668 2795">
          <text:p text:style-name="P1">No</text:p>
        </draw:connector>
        <draw:custom-shape draw:style-name="gr3" draw:text-style-name="P2" xml:id="id91" draw:id="id91" draw:layer="layout" svg:width="4.064cm" svg:height="3.302cm" svg:x="7.731cm" svg:y="0.873cm">
          <text:p text:style-name="P1"><text:span text:style-name="T1">Does the selected</text:span></text:p>
          <text:p text:style-name="P1"><text:span text:style-name="T1">tile match with</text:span></text:p>
          <text:p text:style-name="P1"><text:span text:style-name="T1">the fir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2" draw:id="id92" draw:layer="layout" svg:width="4.064cm" svg:height="1.524cm" svg:x="7.731cm" svg:y="6.08cm">
          <text:p text:style-name="P1"><text:span text:style-name="T1">Increment player</text:span></text:p>
          <text:p text:style-name="P1"><text:span text:style-name="T1">score and play</text:span></text:p>
          <text:p text:style-name="P1"><text:span text:style-name="T1">the correct sound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9.763cm" svg:y1="4.175cm" svg:x2="9.763cm" svg:y2="6.08cm" draw:start-shape="id91" draw:start-glue-point="6" draw:end-shape="id92" svg:d="M9763 4175v1905" svg:viewBox="0 0 1 1906">
          <text:p text:style-name="P1">Yes</text:p>
        </draw:connector>
        <draw:custom-shape draw:style-name="gr1" draw:text-style-name="P2" xml:id="id95" draw:id="id95" draw:layer="layout" svg:width="4.064cm" svg:height="1.524cm" svg:x="13.954cm" svg:y="3.413cm">
          <text:p text:style-name="P1"><text:span text:style-name="T1">Play the incorrect</text:span></text:p>
          <text:p text:style-name="P1"><text:span text:style-name="T1">Sound, hide the tiles,</text:span></text:p>
          <text:p text:style-name="P1"><text:span text:style-name="T1">and switch play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93" draw:id="id93" draw:layer="layout" svg:width="4.064cm" svg:height="3.302cm" svg:x="7.731cm" svg:y="8.874cm">
          <text:p text:style-name="P1"><text:span text:style-name="T1">Are all the tiles</text:span></text:p>
          <text:p text:style-name="P1"><text:span text:style-name="T1">reveal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9.763cm" svg:y1="7.604cm" svg:x2="9.763cm" svg:y2="8.874cm" draw:start-shape="id92" draw:start-glue-point="2" draw:end-shape="id93" draw:end-glue-point="4" svg:d="M9763 7604v1270" svg:viewBox="0 0 1 1271">
          <text:p/>
        </draw:connector>
        <draw:custom-shape draw:style-name="gr1" draw:text-style-name="P2" xml:id="id94" draw:id="id94" draw:layer="layout" svg:width="4.064cm" svg:height="1.524cm" svg:x="7.731cm" svg:y="13.573cm">
          <text:p text:style-name="P1"><text:span text:style-name="T1">Set the game over</text:span></text:p>
          <text:p text:style-name="P1"><text:span text:style-name="T1">variable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9.763cm" svg:y1="12.176cm" svg:x2="9.763cm" svg:y2="13.573cm" draw:start-shape="id93" draw:start-glue-point="6" draw:end-shape="id94" draw:end-glue-point="0" svg:d="M9763 12176v1397" svg:viewBox="0 0 1 1398">
          <text:p text:style-name="P1">Yes</text:p>
        </draw:connector>
        <draw:connector draw:style-name="gr6" draw:text-style-name="P3" draw:layer="layout" svg:x1="7.731cm" svg:y1="14.335cm" svg:x2="3.032cm" svg:y2="10.144cm" draw:start-shape="id94" draw:start-glue-point="3" draw:end-shape="id90" draw:end-glue-point="2" svg:d="M7731 14335h-4699v-4191" svg:viewBox="0 0 4700 4192">
          <text:p/>
        </draw:connector>
        <draw:connector draw:style-name="gr9" draw:text-style-name="P3" draw:layer="layout" svg:x1="11.795cm" svg:y1="2.524cm" svg:x2="15.986cm" svg:y2="3.413cm" draw:start-shape="id91" draw:start-glue-point="7" draw:end-shape="id95" draw:end-glue-point="0" svg:d="M11795 2524h4191v889" svg:viewBox="0 0 4192 890">
          <text:p text:style-name="P1">No</text:p>
        </draw:connector>
        <draw:connector draw:style-name="gr6" draw:text-style-name="P3" draw:layer="layout" draw:line-skew="6.23cm" svg:x1="15.986cm" svg:y1="4.937cm" svg:x2="3.032cm" svg:y2="10.144cm" draw:start-shape="id95" draw:start-glue-point="2" draw:end-shape="id90" draw:end-glue-point="2" svg:d="M15986 4937v11938h-12954v-6731" svg:viewBox="0 0 12955 11939">
          <text:p/>
        </draw:connector>
      </draw:page>
      <draw:page draw:name="Simon Says Game Loop" draw:style-name="dp1" draw:master-page-name="Default">
        <draw:custom-shape draw:style-name="gr1" draw:text-style-name="P1" xml:id="id97" draw:id="id97" draw:layer="layout" svg:width="4.064cm" svg:height="1.524cm" svg:x="0.739cm" svg:y="0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2" xml:id="id98" draw:id="id98" draw:layer="layout" svg:width="4.064cm" svg:height="1.524cm" svg:x="0.752cm" svg:y="2.143cm">
          <text:p text:style-name="P1"><text:span text:style-name="T1">Display the</text:span></text:p>
          <text:p text:style-name="P1"><text:span text:style-name="T1">countdow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9" draw:id="id99" draw:layer="layout" svg:width="4.064cm" svg:height="1.524cm" svg:x="0.739cm" svg:y="4.302cm">
          <text:p text:style-name="P1"><text:span text:style-name="T1">Add another step</text:span></text:p>
          <text:p text:style-name="P1"><text:span text:style-name="T1">to the patter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0" draw:id="id100" draw:layer="layout" svg:width="4.064cm" svg:height="1.524cm" svg:x="0.739cm" svg:y="6.461cm">
          <text:p text:style-name="P1"><text:span text:style-name="T1">Play the patter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6" draw:id="id96" draw:layer="layout" svg:width="4.064cm" svg:height="3.302cm" svg:x="0.739cm" svg:y="9.509cm">
          <text:p text:style-name="P1"><text:span text:style-name="T1">Has the player</text:span></text:p>
          <text:p text:style-name="P1"><text:span text:style-name="T1">input anything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line-skew="1.784cm" svg:x1="2.771cm" svg:y1="12.811cm" svg:x2="0.739cm" svg:y2="11.16cm" draw:start-shape="id96" draw:start-glue-point="6" draw:end-shape="id96" draw:end-glue-point="5" svg:d="M2771 12811v2286h-2533v-3937h501" svg:viewBox="0 0 2534 3938">
          <text:p text:style-name="P1">No</text:p>
        </draw:connector>
        <draw:connector draw:style-name="gr6" draw:text-style-name="P3" draw:layer="layout" svg:x1="2.771cm" svg:y1="1.524cm" svg:x2="2.784cm" svg:y2="2.143cm" draw:start-shape="id97" draw:start-glue-point="2" draw:end-shape="id98" draw:end-glue-point="0" svg:d="M2771 1524v310h13v309" svg:viewBox="0 0 14 620">
          <text:p/>
        </draw:connector>
        <draw:connector draw:style-name="gr6" draw:text-style-name="P3" draw:layer="layout" svg:x1="2.784cm" svg:y1="3.667cm" svg:x2="2.771cm" svg:y2="4.302cm" draw:start-shape="id98" draw:start-glue-point="2" draw:end-shape="id99" draw:end-glue-point="0" svg:d="M2784 3667v318h-13v317" svg:viewBox="0 0 14 636">
          <text:p/>
        </draw:connector>
        <draw:connector draw:style-name="gr6" draw:text-style-name="P3" draw:layer="layout" svg:x1="2.771cm" svg:y1="5.826cm" svg:x2="2.771cm" svg:y2="6.461cm" draw:start-shape="id99" draw:start-glue-point="2" draw:end-shape="id100" draw:end-glue-point="0" svg:d="M2771 5826v635" svg:viewBox="0 0 1 636">
          <text:p/>
        </draw:connector>
        <draw:connector draw:style-name="gr6" draw:text-style-name="P3" draw:layer="layout" svg:x1="2.771cm" svg:y1="7.985cm" svg:x2="2.771cm" svg:y2="9.509cm" draw:start-shape="id100" draw:start-glue-point="2" draw:end-shape="id96" draw:end-glue-point="4" svg:d="M2771 7985v1524" svg:viewBox="0 0 1 1525">
          <text:p/>
        </draw:connector>
        <draw:custom-shape draw:style-name="gr3" draw:text-style-name="P4" xml:id="id101" draw:id="id101" draw:layer="layout" svg:width="4.064cm" svg:height="3.302cm" svg:x="5.819cm" svg:y="12.43cm">
          <text:p text:style-name="P1"><text:span text:style-name="T2">Does the input</text:span></text:p>
          <text:p text:style-name="P1"><text:span text:style-name="T2">Match the next</text:span></text:p>
          <text:p text:style-name="P1"><text:span text:style-name="T2">step in the patter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2" draw:id="id102" draw:layer="layout" svg:width="4.064cm" svg:height="1.524cm" svg:x="5.819cm" svg:y="17.764cm">
          <text:p text:style-name="P1"><text:span text:style-name="T1">Set the game over</text:span></text:p>
          <text:p text:style-name="P1"><text:span text:style-name="T1">vari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3" draw:id="id103" draw:layer="layout" svg:width="4.064cm" svg:height="3.302cm" svg:x="11.534cm" svg:y="15.097cm">
          <text:p text:style-name="P1"><text:span text:style-name="T1">Has the end</text:span></text:p>
          <text:p text:style-name="P1"><text:span text:style-name="T1">of the pattern</text:span></text:p>
          <text:p text:style-name="P1"><text:span text:style-name="T1">been reach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04" draw:id="id104" draw:layer="layout" svg:width="4.064cm" svg:height="1.524cm" svg:x="11.541cm" svg:y="21.955cm">
          <text:p text:style-name="P1"><text:span text:style-name="T1">Increment the</text:span></text:p>
          <text:p text:style-name="P1"><text:span text:style-name="T1">player score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4.803cm" svg:y1="11.16cm" svg:x2="7.851cm" svg:y2="12.43cm" draw:start-shape="id96" draw:start-glue-point="7" draw:end-shape="id101" draw:end-glue-point="4" svg:d="M4803 11160h3048v1270" svg:viewBox="0 0 3049 1271">
          <text:p text:style-name="P1">Yes</text:p>
        </draw:connector>
        <draw:connector draw:style-name="gr9" draw:text-style-name="P3" draw:layer="layout" svg:x1="7.851cm" svg:y1="15.732cm" svg:x2="7.851cm" svg:y2="17.764cm" draw:start-shape="id101" draw:start-glue-point="6" draw:end-shape="id102" draw:end-glue-point="0" svg:d="M7851 15732v2032" svg:viewBox="0 0 1 2033">
          <text:p text:style-name="P1">No</text:p>
        </draw:connector>
        <draw:connector draw:style-name="gr9" draw:text-style-name="P3" draw:layer="layout" svg:x1="9.883cm" svg:y1="14.081cm" svg:x2="13.566cm" svg:y2="15.097cm" draw:start-shape="id101" draw:start-glue-point="7" draw:end-shape="id103" draw:end-glue-point="4" svg:d="M9883 14081h3683v1016" svg:viewBox="0 0 3684 1017">
          <text:p text:style-name="P1">Yes</text:p>
        </draw:connector>
        <draw:connector draw:style-name="gr9" draw:text-style-name="P3" draw:layer="layout" svg:x1="13.566cm" svg:y1="18.399cm" svg:x2="13.573cm" svg:y2="21.955cm" draw:start-shape="id103" draw:start-glue-point="6" draw:end-shape="id104" draw:end-glue-point="0" svg:d="M13566 18399v1779h7v1777" svg:viewBox="0 0 8 3557">
          <text:p text:style-name="P1">Yes</text:p>
        </draw:connector>
        <draw:connector draw:style-name="gr9" draw:text-style-name="P3" draw:layer="layout" svg:x1="15.598cm" svg:y1="16.748cm" svg:x2="2.771cm" svg:y2="9.509cm" draw:start-shape="id103" draw:start-glue-point="7" draw:end-shape="id96" draw:end-glue-point="4" svg:d="M15598 16748h502v-7740h-13329v501" svg:viewBox="0 0 13330 7741">
          <text:p text:style-name="P1">No</text:p>
        </draw:connector>
        <draw:custom-shape draw:style-name="gr1" draw:text-style-name="P2" xml:id="id106" draw:id="id106" draw:layer="layout" svg:width="4.064cm" svg:height="1.524cm" svg:x="0.238cm" svg:y="24.749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5" draw:id="id105" draw:layer="layout" svg:width="4.064cm" svg:height="3.302cm" svg:x="5.826cm" svg:y="21.066cm">
          <text:p text:style-name="P1"><text:span text:style-name="T1">Have 20</text:span></text:p>
          <text:p text:style-name="P1"><text:span text:style-name="T1">rounds been</text:span></text:p>
          <text:p text:style-name="P1"><text:span text:style-name="T1">complet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draw:layer="layout" svg:x1="11.541cm" svg:y1="22.717cm" svg:x2="9.89cm" svg:y2="22.717cm" draw:start-shape="id104" draw:start-glue-point="3" draw:end-shape="id105" draw:end-glue-point="7" svg:d="M11541 22717h-1651" svg:viewBox="0 0 1652 1">
          <text:p/>
        </draw:connector>
        <draw:connector draw:style-name="gr9" draw:text-style-name="P3" draw:layer="layout" svg:x1="7.858cm" svg:y1="21.066cm" svg:x2="7.851cm" svg:y2="19.288cm" draw:start-shape="id105" draw:start-glue-point="4" draw:end-shape="id102" draw:end-glue-point="2" svg:d="M7858 21066v-889h-7v-889" svg:viewBox="0 0 8 1779">
          <text:p text:style-name="P1">Yes</text:p>
        </draw:connector>
        <draw:connector draw:style-name="gr9" draw:text-style-name="P3" draw:layer="layout" svg:x1="5.826cm" svg:y1="22.717cm" svg:x2="4.302cm" svg:y2="25.511cm" draw:start-shape="id105" draw:start-glue-point="5" draw:end-shape="id106" draw:end-glue-point="1" svg:d="M5826 22717h-762v2794h-762" svg:viewBox="0 0 1525 2795">
          <text:p text:style-name="P1">No</text:p>
        </draw:connector>
        <draw:connector draw:style-name="gr6" draw:text-style-name="P3" draw:layer="layout" svg:x1="5.819cm" svg:y1="18.526cm" svg:x2="2.27cm" svg:y2="24.749cm" draw:start-shape="id102" draw:start-glue-point="3" draw:end-shape="id106" draw:end-glue-point="0" svg:d="M5819 18526h-3549v6223" svg:viewBox="0 0 3550 6224">
          <text:p/>
        </draw:connector>
      </draw:page>
      <draw:page draw:name="Generate Pattern Process" draw:style-name="dp1" draw:master-page-name="Default">
        <draw:custom-shape draw:style-name="gr1" draw:text-style-name="P1" xml:id="id112" draw:id="id112" draw:layer="layout" svg:width="4.064cm" svg:height="1.524cm" svg:x="1cm" svg:y="1cm"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" draw:text-style-name="P4" xml:id="id113" draw:id="id113" draw:layer="layout" svg:width="4.064cm" svg:height="1.524cm" svg:x="1cm" svg:y="3.921cm">
          <text:p text:style-name="P1"><text:span text:style-name="T2">Delay by</text:span></text:p>
          <text:p text:style-name="P1"><text:span text:style-name="T2">TMR2&gt;&gt;(2+(TMR1%4))</text:span></text:p>
          <text:p text:style-name="P1"><text:span text:style-name="T2">milliseconds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14" draw:id="id114" draw:layer="layout" svg:width="4.064cm" svg:height="1.524cm" svg:x="1cm" svg:y="6.842cm">
          <text:p text:style-name="P1"><text:span text:style-name="T2">Retrieve the</text:span></text:p>
          <text:p text:style-name="P1"><text:span text:style-name="T2">round number/4</text:span></text:p>
          <text:p text:style-name="P1"><text:span text:style-name="T2">byte of the pattern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7" draw:id="id107" draw:layer="layout" svg:width="4.064cm" svg:height="3.302cm" svg:x="1cm" svg:y="9.636cm">
          <text:p text:style-name="P1"><text:span text:style-name="T1">Switch</text:span></text:p>
          <text:p text:style-name="P1"><text:span text:style-name="T1">Round number%4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4" xml:id="id109" draw:id="id109" draw:layer="layout" svg:width="4.064cm" svg:height="1.524cm" svg:x="6.207cm" svg:y="15.224cm">
          <text:p text:style-name="P1"><text:span text:style-name="T2">Store the 2 least significant</text:span></text:p>
          <text:p text:style-name="P1"><text:span text:style-name="T2">bits of timer 1 in bits &lt;3:2&gt;</text:span></text:p>
          <text:p text:style-name="P1"><text:span text:style-name="T2">of the current pattern by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08" draw:id="id108" draw:layer="layout" svg:width="4.064cm" svg:height="1.524cm" svg:x="1cm" svg:y="15.224cm">
          <text:p text:style-name="P1"><text:span text:style-name="T2">Store the 2 least significant</text:span></text:p>
          <text:p text:style-name="P1"><text:span text:style-name="T2">bits of timer 1 in bits &lt;1:0&gt;</text:span></text:p>
          <text:p text:style-name="P1"><text:span text:style-name="T2">of the current pattern byte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xml:id="id110" draw:id="id110" draw:layer="layout" svg:width="4.064cm" svg:height="1.524cm" svg:x="11.795cm" svg:y="15.224cm">
          <text:p text:style-name="P1"><text:span text:style-name="T3">Store the 2 least significant</text:span></text:p>
          <text:p text:style-name="P1"><text:span text:style-name="T3">bits of timer 1 in bits &lt;5:4&gt;</text:span></text:p>
          <text:p text:style-name="P1"><text:span text:style-name="T3">of the current pattern byte</text:span></text:p>
          <draw:enhanced-geometry svg:viewBox="0 0 21600 21600" draw:type="rectangle" draw:enhanced-path="M 0 0 L 21600 0 21600 21600 0 21600 0 0 Z N"/>
        </draw:custom-shape>
        <draw:custom-shape draw:style-name="gr1" draw:text-style-name="P4" xml:id="id111" draw:id="id111" draw:layer="layout" svg:width="4.064cm" svg:height="1.524cm" svg:x="17.129cm" svg:y="15.224cm">
          <text:p text:style-name="P1"><text:span text:style-name="T2">Store the 2 least significant</text:span></text:p>
          <text:p text:style-name="P1"><text:span text:style-name="T2">bits of timer 1 in bits &lt;7:6&gt;</text:span></text:p>
          <text:p text:style-name="P1"><text:span text:style-name="T2">of the current pattern byte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3.032cm" svg:y1="12.938cm" svg:x2="3.032cm" svg:y2="15.224cm" draw:start-shape="id107" draw:start-glue-point="6" draw:end-shape="id108" draw:end-glue-point="0" svg:d="M3032 12938v2286" svg:viewBox="0 0 1 2287">
          <text:p text:style-name="P1">0</text:p>
        </draw:connector>
        <draw:connector draw:style-name="gr9" draw:text-style-name="P3" draw:layer="layout" svg:x1="3.032cm" svg:y1="12.938cm" svg:x2="8.239cm" svg:y2="15.224cm" draw:start-shape="id107" draw:start-glue-point="6" draw:end-shape="id109" svg:d="M3032 12938v1144h5207v1142" svg:viewBox="0 0 5208 2287">
          <text:p text:style-name="P1">1</text:p>
        </draw:connector>
        <draw:connector draw:style-name="gr9" draw:text-style-name="P3" draw:layer="layout" svg:x1="3.032cm" svg:y1="12.938cm" svg:x2="13.827cm" svg:y2="15.224cm" draw:start-shape="id107" draw:start-glue-point="6" draw:end-shape="id110" svg:d="M3032 12938v1144h10795v1142" svg:viewBox="0 0 10796 2287">
          <text:p text:style-name="P1">2</text:p>
        </draw:connector>
        <draw:connector draw:style-name="gr9" draw:text-style-name="P3" draw:layer="layout" svg:x1="3.032cm" svg:y1="12.938cm" svg:x2="19.161cm" svg:y2="15.224cm" draw:start-shape="id107" draw:start-glue-point="6" draw:end-shape="id111" svg:d="M3032 12938v1144h16129v1142" svg:viewBox="0 0 16130 2287">
          <text:p text:style-name="P1">3</text:p>
        </draw:connector>
        <draw:connector draw:style-name="gr6" draw:text-style-name="P3" draw:layer="layout" svg:x1="3.032cm" svg:y1="2.524cm" svg:x2="3.032cm" svg:y2="3.921cm" draw:start-shape="id112" draw:start-glue-point="2" draw:end-shape="id113" draw:end-glue-point="0" svg:d="M3032 2524v1397" svg:viewBox="0 0 1 1398">
          <text:p/>
        </draw:connector>
        <draw:connector draw:style-name="gr6" draw:text-style-name="P3" draw:layer="layout" svg:x1="3.032cm" svg:y1="5.445cm" svg:x2="3.032cm" svg:y2="6.842cm" draw:start-shape="id113" draw:start-glue-point="2" draw:end-shape="id114" draw:end-glue-point="0" svg:d="M3032 5445v1397" svg:viewBox="0 0 1 1398">
          <text:p/>
        </draw:connector>
        <draw:connector draw:style-name="gr6" draw:text-style-name="P3" draw:layer="layout" svg:x1="3.032cm" svg:y1="8.366cm" svg:x2="3.032cm" svg:y2="9.636cm" draw:start-shape="id114" draw:start-glue-point="2" draw:end-shape="id107" draw:end-glue-point="4" svg:d="M3032 8366v1270" svg:viewBox="0 0 1 1271">
          <text:p/>
        </draw:connector>
        <draw:custom-shape draw:style-name="gr1" draw:text-style-name="P2" xml:id="id115" draw:id="id115" draw:layer="layout" svg:width="4.064cm" svg:height="1.524cm" svg:x="8.366cm" svg:y="20.558cm">
          <text:p text:style-name="P1"><text:span text:style-name="T1">Return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032cm" svg:y1="16.748cm" svg:x2="10.398cm" svg:y2="20.558cm" draw:start-shape="id108" draw:start-glue-point="2" draw:end-shape="id115" svg:d="M3032 16748v1905h7366v1905" svg:viewBox="0 0 7367 3811">
          <text:p/>
        </draw:connector>
        <draw:connector draw:style-name="gr6" draw:text-style-name="P3" draw:layer="layout" svg:x1="8.239cm" svg:y1="16.748cm" svg:x2="10.398cm" svg:y2="20.558cm" draw:start-shape="id109" draw:start-glue-point="2" draw:end-shape="id115" draw:end-glue-point="0" svg:d="M8239 16748v1905h2159v1905" svg:viewBox="0 0 2160 3811">
          <text:p/>
        </draw:connector>
        <draw:connector draw:style-name="gr6" draw:text-style-name="P3" draw:layer="layout" svg:x1="13.827cm" svg:y1="16.748cm" svg:x2="10.398cm" svg:y2="20.558cm" draw:start-shape="id110" draw:start-glue-point="2" draw:end-shape="id115" draw:end-glue-point="0" svg:d="M13827 16748v1905h-3429v1905" svg:viewBox="0 0 3430 3811">
          <text:p/>
        </draw:connector>
        <draw:connector draw:style-name="gr6" draw:text-style-name="P3" draw:layer="layout" svg:x1="19.161cm" svg:y1="16.748cm" svg:x2="10.398cm" svg:y2="20.558cm" draw:start-shape="id111" draw:start-glue-point="2" draw:end-shape="id115" svg:d="M19161 16748v1905h-8763v1905" svg:viewBox="0 0 8764 3811">
          <text:p/>
        </draw:connector>
      </draw:page>
      <draw:page draw:name="Game Over Screen" draw:style-name="dp1" draw:master-page-name="Default">
        <draw:custom-shape draw:style-name="gr11" draw:text-style-name="P1" xml:id="id122" draw:id="id122" draw:layer="layout" svg:width="4.064cm" svg:height="1.524cm" svg:x="1cm" svg:y="1cm">
          <text:p text:style-name="P1">Concentration</text:p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1" draw:text-style-name="P1" xml:id="id116" draw:id="id116" draw:layer="layout" svg:width="4.064cm" svg:height="1.524cm" svg:x="10.906cm" svg:y="0.873cm">
          <text:p text:style-name="P1">Simon Says</text:p>
          <text:p text:style-name="P1">start</text:p>
          <draw:enhanced-geometry svg:viewBox="0 0 21600 21600" draw:type="rectangle" draw:enhanced-path="M 0 0 L 21600 0 21600 21600 0 21600 0 0 Z N"/>
        </draw:custom-shape>
        <draw:custom-shape draw:style-name="gr12" draw:text-style-name="P2" xml:id="id117" draw:id="id117" draw:layer="layout" svg:width="4.064cm" svg:height="3.302cm" svg:x="10.906cm" svg:y="3.667cm">
          <text:p text:style-name="P1"><text:span text:style-name="T1">Did player 1 score</text:span></text:p>
          <text:p text:style-name="P1"><text:span text:style-name="T1">more than player 2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18" draw:id="id118" draw:layer="layout" svg:width="4.064cm" svg:height="3.302cm" svg:x="10.906cm" svg:y="9.128cm">
          <text:p text:style-name="P1"><text:span text:style-name="T1">Did player 1 score</text:span></text:p>
          <text:p text:style-name="P1"><text:span text:style-name="T1">less than player 2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21" draw:id="id121" draw:layer="layout" svg:width="4.064cm" svg:height="1.524cm" svg:x="10.906cm" svg:y="14.081cm">
          <text:p text:style-name="P1"><text:span text:style-name="T1">Call end screen</text:span></text:p>
          <text:p text:style-name="P1"><text:span text:style-name="T1">function with tied</text:span></text:p>
          <text:p text:style-name="P1"><text:span text:style-name="T1">game 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20" draw:id="id120" draw:layer="layout" svg:width="4.064cm" svg:height="1.524cm" svg:x="16.621cm" svg:y="12.43cm">
          <text:p text:style-name="P1"><text:span text:style-name="T1">Call end screen</text:span></text:p>
          <text:p text:style-name="P1"><text:span text:style-name="T1">function with player 2</text:span></text:p>
          <text:p text:style-name="P1"><text:span text:style-name="T1">win text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xml:id="id119" draw:id="id119" draw:layer="layout" svg:width="4.064cm" svg:height="1.524cm" svg:x="16.494cm" svg:y="7.096cm">
          <text:p text:style-name="P1"><text:span text:style-name="T1">Call end screen</text:span></text:p>
          <text:p text:style-name="P1"><text:span text:style-name="T1">function with player 1</text:span></text:p>
          <text:p text:style-name="P1"><text:span text:style-name="T1">win tex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12.938cm" svg:y1="2.397cm" svg:x2="12.938cm" svg:y2="3.667cm" draw:start-shape="id116" draw:start-glue-point="2" draw:end-shape="id117" draw:end-glue-point="4" svg:d="M12938 2397v1270" svg:viewBox="0 0 1 1271">
          <text:p/>
        </draw:connector>
        <draw:connector draw:style-name="gr14" draw:text-style-name="P3" draw:layer="layout" svg:x1="12.938cm" svg:y1="6.969cm" svg:x2="12.938cm" svg:y2="9.128cm" draw:start-shape="id117" draw:start-glue-point="6" draw:end-shape="id118" draw:end-glue-point="4" svg:d="M12938 6969v2159" svg:viewBox="0 0 1 2160">
          <text:p text:style-name="P1">No</text:p>
        </draw:connector>
        <draw:connector draw:style-name="gr14" draw:text-style-name="P3" draw:layer="layout" svg:x1="14.97cm" svg:y1="5.318cm" svg:x2="18.526cm" svg:y2="7.096cm" draw:start-shape="id117" draw:start-glue-point="7" draw:end-shape="id119" draw:end-glue-point="0" svg:d="M14970 5318h3556v1778" svg:viewBox="0 0 3557 1779">
          <text:p text:style-name="P1">Yes</text:p>
        </draw:connector>
        <draw:connector draw:style-name="gr14" draw:text-style-name="P3" draw:layer="layout" svg:x1="14.97cm" svg:y1="10.779cm" svg:x2="18.653cm" svg:y2="12.43cm" draw:start-shape="id118" draw:start-glue-point="7" draw:end-shape="id120" draw:end-glue-point="0" svg:d="M14970 10779h3683v1651" svg:viewBox="0 0 3684 1652">
          <text:p text:style-name="P1">Yes</text:p>
        </draw:connector>
        <draw:connector draw:style-name="gr14" draw:text-style-name="P3" draw:layer="layout" svg:x1="12.938cm" svg:y1="12.43cm" svg:x2="12.938cm" svg:y2="14.081cm" draw:start-shape="id118" draw:start-glue-point="6" draw:end-shape="id121" draw:end-glue-point="0" svg:d="M12938 12430v1651" svg:viewBox="0 0 1 1652">
          <text:p text:style-name="P1">No</text:p>
        </draw:connector>
        <draw:custom-shape draw:style-name="gr12" draw:text-style-name="P2" xml:id="id123" draw:id="id123" draw:layer="layout" svg:width="4.064cm" svg:height="3.302cm" svg:x="1cm" svg:y="3.413cm">
          <text:p text:style-name="P1"><text:span text:style-name="T1">Is the player score</text:span></text:p>
          <text:p text:style-name="P1"><text:span text:style-name="T1">zer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3" draw:text-style-name="P3" draw:layer="layout" svg:x1="3.032cm" svg:y1="2.524cm" svg:x2="3.032cm" svg:y2="3.413cm" draw:start-shape="id122" draw:start-glue-point="2" draw:end-shape="id123" draw:end-glue-point="4" svg:d="M3032 2524v889" svg:viewBox="0 0 1 890">
          <text:p/>
        </draw:connector>
        <draw:custom-shape draw:style-name="gr11" draw:text-style-name="P2" xml:id="id124" draw:id="id124" draw:layer="layout" svg:width="4.064cm" svg:height="1.524cm" svg:x="5.953cm" svg:y="4.302cm">
          <text:p text:style-name="P1"><text:span text:style-name="T1">Call end screen</text:span></text:p>
          <text:p text:style-name="P1"><text:span text:style-name="T1">function with the</text:span></text:p>
          <text:p text:style-name="P1"><text:span text:style-name="T1">appropriate tex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5.064cm" svg:y1="5.064cm" svg:x2="5.953cm" svg:y2="5.064cm" draw:start-shape="id123" draw:start-glue-point="7" draw:end-shape="id124" svg:d="M5064 5064h889" svg:viewBox="0 0 890 1">
          <text:p/>
        </draw:connector>
        <draw:custom-shape draw:style-name="gr12" draw:text-style-name="P2" xml:id="id125" draw:id="id125" draw:layer="layout" svg:width="4.064cm" svg:height="3.302cm" svg:x="1cm" svg:y="7.604cm">
          <text:p text:style-name="P1"><text:span text:style-name="T1">Is the player score</text:span></text:p>
          <text:p text:style-name="P1"><text:span text:style-name="T1">less than 5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26" draw:id="id126" draw:layer="layout" svg:width="4.064cm" svg:height="1.524cm" svg:x="5.953cm" svg:y="8.493cm">
          <text:p text:style-name="P1"><text:span text:style-name="T1">Call end screen</text:span></text:p>
          <text:p text:style-name="P1"><text:span text:style-name="T1">function with the</text:span></text:p>
          <text:p text:style-name="P1"><text:span text:style-name="T1">appropriate tex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5.064cm" svg:y1="9.255cm" svg:x2="5.953cm" svg:y2="9.255cm" draw:start-shape="id125" draw:start-glue-point="7" draw:end-shape="id126" svg:d="M5064 9255h889" svg:viewBox="0 0 890 1">
          <text:p/>
        </draw:connector>
        <draw:custom-shape draw:style-name="gr12" draw:text-style-name="P2" xml:id="id127" draw:id="id127" draw:layer="layout" svg:width="4.064cm" svg:height="3.302cm" svg:x="1cm" svg:y="11.668cm">
          <text:p text:style-name="P1"><text:span text:style-name="T1">Is the player score</text:span></text:p>
          <text:p text:style-name="P1"><text:span text:style-name="T1">less than 1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28" draw:id="id128" draw:layer="layout" svg:width="4.064cm" svg:height="1.524cm" svg:x="5.953cm" svg:y="12.557cm">
          <text:p text:style-name="P1"><text:span text:style-name="T1">Call end screen</text:span></text:p>
          <text:p text:style-name="P1"><text:span text:style-name="T1">function with the</text:span></text:p>
          <text:p text:style-name="P1"><text:span text:style-name="T1">appropriate tex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5.064cm" svg:y1="13.319cm" svg:x2="5.953cm" svg:y2="13.319cm" draw:start-shape="id127" draw:start-glue-point="7" draw:end-shape="id128" svg:d="M5064 13319h889" svg:viewBox="0 0 890 1">
          <text:p/>
        </draw:connector>
        <draw:custom-shape draw:style-name="gr12" draw:text-style-name="P2" xml:id="id129" draw:id="id129" draw:layer="layout" svg:width="4.064cm" svg:height="3.302cm" svg:x="1cm" svg:y="15.732cm">
          <text:p text:style-name="P1"><text:span text:style-name="T1">Is the player score</text:span></text:p>
          <text:p text:style-name="P1"><text:span text:style-name="T1">less than 15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30" draw:id="id130" draw:layer="layout" svg:width="4.064cm" svg:height="1.524cm" svg:x="5.953cm" svg:y="16.621cm">
          <text:p text:style-name="P1"><text:span text:style-name="T1">Call end screen</text:span></text:p>
          <text:p text:style-name="P1"><text:span text:style-name="T1">function with the</text:span></text:p>
          <text:p text:style-name="P1"><text:span text:style-name="T1">appropriate tex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5.064cm" svg:y1="17.383cm" svg:x2="5.953cm" svg:y2="17.383cm" draw:start-shape="id129" draw:start-glue-point="7" draw:end-shape="id130" svg:d="M5064 17383h889" svg:viewBox="0 0 890 1">
          <text:p/>
        </draw:connector>
        <draw:custom-shape draw:style-name="gr12" draw:text-style-name="P2" xml:id="id131" draw:id="id131" draw:layer="layout" svg:width="4.064cm" svg:height="3.302cm" svg:x="1cm" svg:y="19.796cm">
          <text:p text:style-name="P1"><text:span text:style-name="T1">Is the player score</text:span></text:p>
          <text:p text:style-name="P1"><text:span text:style-name="T1">less than 2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32" draw:id="id132" draw:layer="layout" svg:width="4.064cm" svg:height="1.524cm" svg:x="5.953cm" svg:y="20.685cm">
          <text:p text:style-name="P1"><text:span text:style-name="T1">Call end screen</text:span></text:p>
          <text:p text:style-name="P1"><text:span text:style-name="T1">function with the</text:span></text:p>
          <text:p text:style-name="P1"><text:span text:style-name="T1">appropriate tex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5.064cm" svg:y1="21.447cm" svg:x2="5.953cm" svg:y2="21.447cm" draw:start-shape="id131" draw:start-glue-point="7" draw:end-shape="id132" svg:d="M5064 21447h889" svg:viewBox="0 0 890 1">
          <text:p/>
        </draw:connector>
        <draw:custom-shape draw:style-name="gr12" draw:text-style-name="P2" xml:id="id133" draw:id="id133" draw:layer="layout" svg:width="4.064cm" svg:height="3.302cm" svg:x="1cm" svg:y="23.733cm">
          <text:p text:style-name="P1"><text:span text:style-name="T1">Is the player score</text:span></text:p>
          <text:p text:style-name="P1"><text:span text:style-name="T1">2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2" xml:id="id134" draw:id="id134" draw:layer="layout" svg:width="4.064cm" svg:height="1.524cm" svg:x="5.953cm" svg:y="24.622cm">
          <text:p text:style-name="P1"><text:span text:style-name="T1">Call end screen</text:span></text:p>
          <text:p text:style-name="P1"><text:span text:style-name="T1">function with the</text:span></text:p>
          <text:p text:style-name="P1"><text:span text:style-name="T1">appropriate text</text:span></text:p>
          <draw:enhanced-geometry svg:viewBox="0 0 21600 21600" draw:type="rectangle" draw:enhanced-path="M 0 0 L 21600 0 21600 21600 0 21600 0 0 Z N"/>
        </draw:custom-shape>
        <draw:connector draw:style-name="gr13" draw:text-style-name="P3" draw:layer="layout" svg:x1="5.064cm" svg:y1="25.384cm" svg:x2="5.953cm" svg:y2="25.384cm" draw:start-shape="id133" draw:start-glue-point="7" draw:end-shape="id134" svg:d="M5064 25384h889" svg:viewBox="0 0 890 1">
          <text:p/>
        </draw:connector>
        <draw:connector draw:style-name="gr13" draw:text-style-name="P3" draw:layer="layout" svg:x1="3.032cm" svg:y1="6.715cm" svg:x2="3.032cm" svg:y2="7.604cm" draw:start-shape="id123" draw:start-glue-point="6" draw:end-shape="id125" draw:end-glue-point="4" svg:d="M3032 6715v889" svg:viewBox="0 0 1 890">
          <text:p/>
        </draw:connector>
        <draw:connector draw:style-name="gr13" draw:text-style-name="P3" draw:layer="layout" svg:x1="3.032cm" svg:y1="10.906cm" svg:x2="3.032cm" svg:y2="11.668cm" draw:start-shape="id125" draw:start-glue-point="6" draw:end-shape="id127" draw:end-glue-point="4" svg:d="M3032 10906v762" svg:viewBox="0 0 1 763">
          <text:p/>
        </draw:connector>
        <draw:connector draw:style-name="gr13" draw:text-style-name="P3" draw:layer="layout" svg:x1="3.032cm" svg:y1="14.97cm" svg:x2="3.032cm" svg:y2="15.732cm" draw:start-shape="id127" draw:start-glue-point="6" draw:end-shape="id129" draw:end-glue-point="4" svg:d="M3032 14970v762" svg:viewBox="0 0 1 763">
          <text:p/>
        </draw:connector>
        <draw:connector draw:style-name="gr13" draw:text-style-name="P3" draw:layer="layout" svg:x1="3.032cm" svg:y1="19.034cm" svg:x2="3.032cm" svg:y2="19.796cm" draw:start-shape="id129" draw:start-glue-point="6" draw:end-shape="id131" draw:end-glue-point="4" svg:d="M3032 19034v762" svg:viewBox="0 0 1 763">
          <text:p/>
        </draw:connector>
        <draw:connector draw:style-name="gr13" draw:text-style-name="P3" draw:layer="layout" svg:x1="3.032cm" svg:y1="23.098cm" svg:x2="3.032cm" svg:y2="23.733cm" draw:start-shape="id131" draw:start-glue-point="6" draw:end-shape="id133" draw:end-glue-point="4" svg:d="M3032 23098v635" svg:viewBox="0 0 1 636">
          <text:p/>
        </draw:connector>
      </draw:page>
      <draw:page draw:name="Game Over Screen Continued" draw:style-name="dp1" draw:master-page-name="Default">
        <draw:custom-shape draw:style-name="gr1" draw:text-style-name="P2" xml:id="id135" draw:id="id135" draw:layer="layout" svg:width="4.064cm" svg:height="1.524cm" svg:x="1cm" svg:y="1cm">
          <text:p text:style-name="P2"><text:span text:style-name="T1">End screen function</text:span></text:p>
          <text:p text:style-name="P2"><text:span text:style-name="T1">Is calle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6" draw:id="id136" draw:layer="layout" svg:width="4.064cm" svg:height="1.524cm" svg:x="1cm" svg:y="3.54cm">
          <text:p text:style-name="P1"><text:span text:style-name="T1">Change the LED</text:span></text:p>
          <text:p text:style-name="P1"><text:span text:style-name="T1">to the next color</text:span></text:p>
          <text:p text:style-name="P1"><text:span text:style-name="T1">in the cyc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7" draw:id="id137" draw:layer="layout" svg:width="4.064cm" svg:height="1.524cm" svg:x="1cm" svg:y="6.207cm">
          <text:p text:style-name="P1"><text:span text:style-name="T1">Play the first no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8" draw:id="id138" draw:layer="layout" svg:width="4.064cm" svg:height="1.524cm" svg:x="1cm" svg:y="8.62cm">
          <text:p text:style-name="P1"><text:span text:style-name="T1">Change the LED</text:span></text:p>
          <text:p text:style-name="P1"><text:span text:style-name="T1">to the next color</text:span></text:p>
          <text:p text:style-name="P1"><text:span text:style-name="T1">in the cyc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9" draw:id="id139" draw:layer="layout" svg:width="4.064cm" svg:height="1.524cm" svg:x="1cm" svg:y="11.287cm">
          <text:p text:style-name="P1"><text:span text:style-name="T1">Play the second no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0" draw:id="id140" draw:layer="layout" svg:width="4.064cm" svg:height="1.524cm" svg:x="1cm" svg:y="13.7cm">
          <text:p text:style-name="P1"><text:span text:style-name="T1">Change the LED</text:span></text:p>
          <text:p text:style-name="P1"><text:span text:style-name="T1">to the next color</text:span></text:p>
          <text:p text:style-name="P1"><text:span text:style-name="T1">in the cyc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1" draw:id="id141" draw:layer="layout" svg:width="4.064cm" svg:height="1.524cm" svg:x="1cm" svg:y="16.367cm">
          <text:p text:style-name="P1"><text:span text:style-name="T1">Play the third not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032cm" svg:y1="2.524cm" svg:x2="3.032cm" svg:y2="3.54cm" draw:start-shape="id135" draw:start-glue-point="2" draw:end-shape="id136" draw:end-glue-point="0" svg:d="M3032 2524v1016" svg:viewBox="0 0 1 1017">
          <text:p/>
        </draw:connector>
        <draw:connector draw:style-name="gr6" draw:text-style-name="P3" draw:layer="layout" svg:x1="3.032cm" svg:y1="5.064cm" svg:x2="3.032cm" svg:y2="6.207cm" draw:start-shape="id136" draw:start-glue-point="2" draw:end-shape="id137" draw:end-glue-point="0" svg:d="M3032 5064v1143" svg:viewBox="0 0 1 1144">
          <text:p/>
        </draw:connector>
        <draw:connector draw:style-name="gr6" draw:text-style-name="P3" draw:layer="layout" svg:x1="3.032cm" svg:y1="7.731cm" svg:x2="3.032cm" svg:y2="8.62cm" draw:start-shape="id137" draw:start-glue-point="2" draw:end-shape="id138" draw:end-glue-point="0" svg:d="M3032 7731v889" svg:viewBox="0 0 1 890">
          <text:p/>
        </draw:connector>
        <draw:connector draw:style-name="gr6" draw:text-style-name="P3" draw:layer="layout" svg:x1="3.032cm" svg:y1="10.144cm" svg:x2="3.032cm" svg:y2="11.287cm" draw:start-shape="id138" draw:start-glue-point="2" draw:end-shape="id139" draw:end-glue-point="0" svg:d="M3032 10144v1143" svg:viewBox="0 0 1 1144">
          <text:p/>
        </draw:connector>
        <draw:connector draw:style-name="gr6" draw:text-style-name="P3" draw:layer="layout" svg:x1="3.032cm" svg:y1="12.811cm" svg:x2="3.032cm" svg:y2="13.7cm" draw:start-shape="id139" draw:start-glue-point="2" draw:end-shape="id140" draw:end-glue-point="0" svg:d="M3032 12811v889" svg:viewBox="0 0 1 890">
          <text:p/>
        </draw:connector>
        <draw:connector draw:style-name="gr6" draw:text-style-name="P3" draw:layer="layout" svg:x1="3.032cm" svg:y1="15.224cm" svg:x2="3.032cm" svg:y2="16.367cm" draw:start-shape="id140" draw:start-glue-point="2" draw:end-shape="id141" draw:end-glue-point="0" svg:d="M3032 15224v1143" svg:viewBox="0 0 1 1144">
          <text:p/>
        </draw:connector>
        <draw:custom-shape draw:style-name="gr1" draw:text-style-name="P2" xml:id="id143" draw:id="id143" draw:layer="layout" svg:width="4.064cm" svg:height="1.524cm" svg:x="6.969cm" svg:y="1cm">
          <text:p text:style-name="P1"><text:span text:style-name="T1">Change the LED</text:span></text:p>
          <text:p text:style-name="P1"><text:span text:style-name="T1">to the next color</text:span></text:p>
          <text:p text:style-name="P1"><text:span text:style-name="T1">in the cycl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5.064cm" svg:y1="22.336cm" svg:x2="6.969cm" svg:y2="1.762cm" draw:start-shape="id142" draw:start-glue-point="1" draw:end-shape="id143" draw:end-glue-point="3" svg:d="M5064 22336h953v-20574h952" svg:viewBox="0 0 1906 20575">
          <text:p/>
        </draw:connector>
        <draw:custom-shape draw:style-name="gr1" draw:text-style-name="P2" xml:id="id150" draw:id="id150" draw:layer="layout" svg:width="4.064cm" svg:height="1.524cm" svg:x="6.969cm" svg:y="3.413cm">
          <text:p text:style-name="P1"><text:span text:style-name="T1">Clear the LCD and</text:span></text:p>
          <text:p text:style-name="P1"><text:span text:style-name="T1">display the first</text:span></text:p>
          <text:p text:style-name="P1"><text:span text:style-name="T1">row of tex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5" draw:id="id145" draw:layer="layout" svg:width="4.064cm" svg:height="3.302cm" svg:x="6.969cm" svg:y="7.985cm">
          <text:p text:style-name="P1"><text:span text:style-name="T1">Is the event timer</text:span></text:p>
          <text:p text:style-name="P1"><text:span text:style-name="T1">Don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51" draw:id="id151" draw:layer="layout" svg:width="4.064cm" svg:height="1.524cm" svg:x="6.969cm" svg:y="5.699cm">
          <text:p text:style-name="P1"><text:span text:style-name="T1">Start the event tim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44" draw:id="id144" draw:layer="layout" svg:width="4.064cm" svg:height="3.302cm" svg:x="6.969cm" svg:y="12.811cm">
          <text:p text:style-name="P1"><text:span text:style-name="T1">Is the joystick</text:span></text:p>
          <text:p text:style-name="P1"><text:span text:style-name="T1">pres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xml:id="id146" draw:id="id146" draw:layer="layout" svg:x1="9.001cm" svg:y1="12.811cm" svg:x2="9.001cm" svg:y2="12.811cm" draw:start-shape="id144" draw:start-glue-point="4" draw:end-shape="id144" draw:end-glue-point="4" svg:d="M9001 12811z" svg:viewBox="0 0 1 1">
          <text:p/>
        </draw:connector>
        <draw:connector draw:style-name="gr9" draw:text-style-name="P3" draw:layer="layout" svg:x1="9.001cm" svg:y1="11.287cm" svg:x2="9.001cm" svg:y2="12.811cm" draw:start-shape="id145" draw:start-glue-point="6" draw:end-shape="id146" draw:end-glue-point="0" svg:d="M9001 11287v1524" svg:viewBox="0 0 1 1525">
          <text:p text:style-name="P1">No</text:p>
        </draw:connector>
        <draw:connector draw:style-name="gr9" draw:text-style-name="P3" draw:layer="layout" svg:x1="6.969cm" svg:y1="14.462cm" svg:x2="6.969cm" svg:y2="9.636cm" draw:start-shape="id144" draw:start-glue-point="5" draw:end-shape="id145" draw:end-glue-point="5" svg:d="M6969 14462h-501v-4826h501" svg:viewBox="0 0 502 4827">
          <text:p text:style-name="P1">No</text:p>
        </draw:connector>
        <draw:custom-shape draw:style-name="gr1" draw:text-style-name="P2" xml:id="id147" draw:id="id147" draw:layer="layout" svg:width="4.064cm" svg:height="1.524cm" svg:x="9.255cm" svg:y="22.209cm">
          <text:p text:style-name="P1"><text:span text:style-name="T1">Reset the game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9.001cm" svg:y1="16.113cm" svg:x2="11.287cm" svg:y2="22.209cm" draw:start-shape="id144" draw:end-shape="id147" draw:end-glue-point="0" svg:d="M9001 16113v3049h2286v3047" svg:viewBox="0 0 2287 6097">
          <text:p text:style-name="P1">Yes</text:p>
        </draw:connector>
        <draw:custom-shape draw:style-name="gr1" draw:text-style-name="P2" xml:id="id149" draw:id="id149" draw:layer="layout" svg:width="4.064cm" svg:height="1.524cm" svg:x="12.43cm" svg:y="3.921cm">
          <text:p text:style-name="P1"><text:span text:style-name="T1">Change the LED</text:span></text:p>
          <text:p text:style-name="P1"><text:span text:style-name="T1">to the next color</text:span></text:p>
          <text:p text:style-name="P1"><text:span text:style-name="T1">in the cyc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8" draw:id="id148" draw:layer="layout" svg:width="4.064cm" svg:height="1.524cm" svg:x="12.43cm" svg:y="1.508cm">
          <text:p text:style-name="P1"><text:span text:style-name="T1">Clear the LCD and</text:span></text:p>
          <text:p text:style-name="P1"><text:span text:style-name="T1">display the second</text:span></text:p>
          <text:p text:style-name="P1"><text:span text:style-name="T1">row of text 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1.033cm" svg:y1="9.636cm" svg:x2="12.43cm" svg:y2="2.27cm" draw:start-shape="id145" draw:start-glue-point="7" draw:end-shape="id148" svg:d="M11033 9636h699v-7366h698" svg:viewBox="0 0 1398 7367">
          <text:p text:style-name="P1">Yes</text:p>
        </draw:connector>
        <draw:connector draw:style-name="gr6" draw:text-style-name="P3" draw:layer="layout" svg:x1="14.462cm" svg:y1="3.032cm" svg:x2="14.462cm" svg:y2="3.921cm" draw:start-shape="id148" draw:start-glue-point="2" draw:end-shape="id149" draw:end-glue-point="0" svg:d="M14462 3032v889" svg:viewBox="0 0 1 890">
          <text:p/>
        </draw:connector>
        <draw:custom-shape draw:style-name="gr1" draw:text-style-name="P2" xml:id="id155" draw:id="id155" draw:layer="layout" svg:width="4.064cm" svg:height="1.524cm" svg:x="12.43cm" svg:y="6.207cm">
          <text:p text:style-name="P1"><text:span text:style-name="T1">Start the event time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9.001cm" svg:y1="2.524cm" svg:x2="9.001cm" svg:y2="3.413cm" draw:start-shape="id143" draw:start-glue-point="2" draw:end-shape="id150" draw:end-glue-point="0" svg:d="M9001 2524v889" svg:viewBox="0 0 1 890">
          <text:p/>
        </draw:connector>
        <draw:connector draw:style-name="gr6" draw:text-style-name="P3" draw:layer="layout" svg:x1="9.001cm" svg:y1="4.937cm" svg:x2="9.001cm" svg:y2="5.699cm" draw:start-shape="id150" draw:start-glue-point="2" draw:end-shape="id151" draw:end-glue-point="0" svg:d="M9001 4937v762" svg:viewBox="0 0 1 763">
          <text:p/>
        </draw:connector>
        <draw:connector draw:style-name="gr6" draw:text-style-name="P3" draw:layer="layout" svg:x1="9.001cm" svg:y1="7.223cm" svg:x2="9.001cm" svg:y2="7.985cm" draw:start-shape="id151" draw:start-glue-point="2" draw:end-shape="id145" draw:end-glue-point="4" svg:d="M9001 7223v762" svg:viewBox="0 0 1 763">
          <text:p/>
        </draw:connector>
        <draw:custom-shape draw:style-name="gr3" draw:text-style-name="P2" xml:id="id153" draw:id="id153" draw:layer="layout" svg:width="4.064cm" svg:height="3.302cm" svg:x="12.43cm" svg:y="8.366cm">
          <text:p text:style-name="P1"><text:span text:style-name="T1">Is the event timer</text:span></text:p>
          <text:p text:style-name="P1"><text:span text:style-name="T1">Don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xml:id="id152" draw:id="id152" draw:layer="layout" svg:width="4.064cm" svg:height="3.302cm" svg:x="12.43cm" svg:y="13.192cm">
          <text:p text:style-name="P1"><text:span text:style-name="T1">Is the joystick</text:span></text:p>
          <text:p text:style-name="P1"><text:span text:style-name="T1">pres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3" xml:id="id154" draw:id="id154" draw:layer="layout" svg:x1="14.462cm" svg:y1="13.192cm" svg:x2="14.462cm" svg:y2="13.192cm" draw:start-shape="id152" draw:start-glue-point="4" draw:end-shape="id152" draw:end-glue-point="4" svg:d="M14462 13192z" svg:viewBox="0 0 1 1">
          <text:p/>
        </draw:connector>
        <draw:connector draw:style-name="gr9" draw:text-style-name="P3" draw:layer="layout" svg:x1="14.462cm" svg:y1="11.668cm" svg:x2="14.462cm" svg:y2="13.192cm" draw:start-shape="id153" draw:start-glue-point="6" draw:end-shape="id154" draw:end-glue-point="0" svg:d="M14462 11668v1524" svg:viewBox="0 0 1 1525">
          <text:p text:style-name="P1">No</text:p>
        </draw:connector>
        <draw:connector draw:style-name="gr9" draw:text-style-name="P3" draw:layer="layout" svg:x1="12.43cm" svg:y1="14.843cm" svg:x2="12.43cm" svg:y2="10.017cm" draw:start-shape="id152" draw:start-glue-point="5" draw:end-shape="id153" draw:end-glue-point="5" svg:d="M12430 14843h-501v-4826h501" svg:viewBox="0 0 502 4827">
          <text:p text:style-name="P1">No</text:p>
        </draw:connector>
        <draw:connector draw:style-name="gr6" draw:text-style-name="P3" draw:layer="layout" svg:x1="14.462cm" svg:y1="5.445cm" svg:x2="14.462cm" svg:y2="6.207cm" draw:start-shape="id149" draw:start-glue-point="2" draw:end-shape="id155" draw:end-glue-point="0" svg:d="M14462 5445v762" svg:viewBox="0 0 1 763">
          <text:p/>
        </draw:connector>
        <draw:connector draw:style-name="gr6" draw:text-style-name="P3" draw:layer="layout" svg:x1="14.462cm" svg:y1="7.731cm" svg:x2="14.462cm" svg:y2="8.366cm" draw:start-shape="id155" draw:start-glue-point="2" draw:end-shape="id153" draw:end-glue-point="4" svg:d="M14462 7731v635" svg:viewBox="0 0 1 636">
          <text:p/>
        </draw:connector>
        <draw:connector draw:style-name="gr9" draw:text-style-name="P3" draw:layer="layout" svg:x1="14.462cm" svg:y1="16.494cm" svg:x2="11.287cm" svg:y2="22.209cm" draw:start-shape="id152" draw:start-glue-point="6" draw:end-shape="id147" draw:end-glue-point="0" svg:d="M14462 16494v2858h-3175v2857" svg:viewBox="0 0 3176 5716">
          <text:p text:style-name="P1">Yes</text:p>
        </draw:connector>
        <draw:connector draw:style-name="gr6" draw:text-style-name="P3" draw:layer="layout" svg:x1="16.494cm" svg:y1="10.017cm" svg:x2="9.001cm" svg:y2="1cm" draw:start-shape="id153" draw:start-glue-point="7" draw:end-shape="id143" draw:end-glue-point="0" svg:d="M16494 10017h502v-9518h-7995v501" svg:viewBox="0 0 7996 9519">
          <text:p/>
        </draw:connector>
        <draw:custom-shape draw:style-name="gr1" draw:text-style-name="P2" xml:id="id156" draw:id="id156" draw:layer="layout" svg:width="4.064cm" svg:height="1.524cm" svg:x="1cm" svg:y="18.907cm">
          <text:p text:style-name="P1"><text:span text:style-name="T1">Change the LED</text:span></text:p>
          <text:p text:style-name="P1"><text:span text:style-name="T1">to the next color</text:span></text:p>
          <text:p text:style-name="P1"><text:span text:style-name="T1">in the cyc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2" draw:id="id142" draw:layer="layout" svg:width="4.064cm" svg:height="1.524cm" svg:x="1cm" svg:y="21.574cm">
          <text:p text:style-name="P1"><text:span text:style-name="T1">Play the last note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3.032cm" svg:y1="20.431cm" svg:x2="3.032cm" svg:y2="21.574cm" draw:start-shape="id156" draw:start-glue-point="2" draw:end-shape="id142" draw:end-glue-point="0" svg:d="M3032 20431v1143" svg:viewBox="0 0 1 1144">
          <text:p/>
        </draw:connector>
        <draw:connector draw:style-name="gr6" draw:text-style-name="P3" draw:layer="layout" svg:x1="3.032cm" svg:y1="17.891cm" svg:x2="3.032cm" svg:y2="18.907cm" draw:start-shape="id141" draw:start-glue-point="2" draw:end-shape="id156" draw:end-glue-point="0" svg:d="M3032 17891v1016" svg:viewBox="0 0 1 101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textarea-horizontal-align="right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color="#000000" draw:fill="none" draw:fill-gradient-name="Gradient_20_2" draw:fill-hatch-name="Hatching_20_1" draw:fill-image-name="Bitmap_20_1" draw:textarea-horizontal-align="right" draw:textarea-vertical-align="middl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3T20:11:03.097000000</meta:creation-date>
    <dc:date>2020-02-24T02:20:19.955000000</dc:date>
    <meta:editing-duration>PT1H14M27S</meta:editing-duration>
    <meta:editing-cycles>18</meta:editing-cycles>
    <meta:generator>LibreOffice/6.0.2.1$Windows_X86_64 LibreOffice_project/f7f06a8f319e4b62f9bc5095aa112a65d2f3ac89</meta:generator>
    <meta:document-statistic meta:object-count="342"/>
  </office:meta>
</office:document-meta>
</file>